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5.364cm"/>
    </style:style>
    <style:style style:name="co7" style:family="table-column">
      <style:table-column-properties fo:break-before="auto" style:column-width="9.423cm"/>
    </style:style>
    <style:style style:name="co8" style:family="table-column">
      <style:table-column-properties fo:break-before="auto" style:column-width="8.959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3366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use-window-font-color="true"/>
    </style:style>
    <style:style style:name="ce9" style:family="table-cell" style:parent-style-name="Default">
      <style:text-properties style:use-window-font-color="tru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Hoja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Default"/>
        <table:table-column table:style-name="co4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11" table:number-columns-repeated="1009" table:default-cell-style-name="Default"/>
        <table:table-row table:style-name="ro2">
          <table:table-cell office:value-type="string">
            <text:p>Instrumento</text:p>
          </table:table-cell>
          <table:table-cell office:value-type="string">
            <text:p>Valor instr.</text:p>
          </table:table-cell>
          <table:table-cell office:value-type="string">
            <text:p>Sub-valor instr.</text:p>
          </table:table-cell>
          <table:table-cell office:value-type="string">
            <text:p>Id Indicador</text:p>
          </table:table-cell>
          <table:table-cell office:value-type="string">
            <text:p>Valor Indic</text:p>
          </table:table-cell>
          <table:table-cell office:value-type="string">
            <text:p>Num diagn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AMBITO 1: Económico, laboral y residencial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1. SITUACIÓN ECONÓMICA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INGRESOS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-1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Disponibilidad de ingresos de la persona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Ingresos regulare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Ingresos irregulares o esporádico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in ingresos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1-1-a</text:p>
          </table:table-cell>
          <table:table-cell/>
          <table:table-cell office:value-type="string">
            <text:p>1.a</text:p>
          </table:table-cell>
          <table:table-cell office:value-type="string">
            <text:p>Disponibilidad de ingresos del grupo de convivencia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-1-a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Ingresos regulare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-1-a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Ingresos irregulares o esporádico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-1-a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in ingresos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1-2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Suficiencia de la cuantía de ingresos de la person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1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uficiente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1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eficiente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1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Muy deficiente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1-2-a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Suficiencia de la cuantía de ingresos del grupo de convivenci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1-2-a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uficiente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1-2-a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eficiente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1-2-a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Muy deficiente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1-3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Fuentes de Ingreso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Ingresos derivados de recursos propios: trabajo, pensiones, otras --- Por trabajo estable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Ingresos derivados de recursos propios: trabajo, pensiones, otras --- Por trabajo inestable, temporal u ocasional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Ingresos derivados de recursos propios: trabajo, pensiones, otras --- Prestación por desempleo. <text:s/>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Ingresos derivados de recursos propios: trabajo, pensiones, otras --- Pensionista: pensión contributiva.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Ingresos derivados de recursos propios: trabajo, pensiones, otras --- Pensionista: SOVI <text:s/>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Ingresos derivados de recursos propios: trabajo, pensiones, otras --- Pensionista: pensión de mutua privada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Ingresos derivados de recursos propios: trabajo, pensiones, otras --- Otras prestaciones de la Seguridad Social: PFHAC, IT,... <text:s text:c="2"/>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Ingresos derivados de recursos propios: trabajo, pensiones, otras --- Patrimonio, rendimientos patrimoniales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Ingresos derivados de recursos propios: trabajo, pensiones, otras --- Otras: pensión separación, alimentos. <text:s/>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Ingresos derivados de recursos propios: trabajo, pensiones, otras --- Ingresos atípicos: herencias, capitalizaciones, atrasos, premios. 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Ingresos que dependen de los sistemas de protección social públicos --- Ayudas institucionale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Ingresos que dependen de los sistemas de protección social públicos --- Subsidio por desempleo. 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13</text:p>
          </table:table-cell>
          <table:table-cell table:number-columns-repeated="2"/>
          <table:table-cell office:value-type="string">
            <text:p>Ingresos que dependen de los sistemas de protección social públicos --- Pensiones asistenciales y no contributivas. 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14</text:p>
          </table:table-cell>
          <table:table-cell table:number-columns-repeated="2"/>
          <table:table-cell office:value-type="string">
            <text:p>Ingresos que dependen de los sistemas de protección social públicos --- Otras: becas genéricas. 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15</text:p>
          </table:table-cell>
          <table:table-cell table:number-columns-repeated="2"/>
          <table:table-cell office:value-type="string">
            <text:p>Ingresos de ocupaciones de exclusión --- Economía sumergida. 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16</text:p>
          </table:table-cell>
          <table:table-cell table:number-columns-repeated="2"/>
          <table:table-cell office:value-type="string">
            <text:p>Ingresos de ocupaciones de exclusión --- Actividades marginales e ilegales. 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1-4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Fuentes de ingresos: apoyo económico o material de red primaria, familiar y no familiar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1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Complementa sus ingresos con el apoyo de la red primaria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1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Sus ingresos dependen del apoyo de la red primaria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1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in apoyo de la red primaria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1-4</text:p>
          </table:table-cell>
          <table:table-cell table:style-name="ce7"/>
          <table:table-cell office:value-type="string">
            <text:p><text:s text:c="2"/>GASTOS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-5</text:p>
          </table:table-cell>
          <table:table-cell table:style-name="ce7"/>
          <table:table-cell office:value-type="float" office:value="2">
            <text:p>2</text:p>
          </table:table-cell>
          <table:table-cell office:value-type="string">
            <text:p>Gastos en vivienda o alojamiento (persona y su grupo de convivencia)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-5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Pueden afrontar los gastos de alojamiento en vivienda particular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1-5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es para afrontar los gastos de alojamiento en vivienda particular. --- Retrasos en los pag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1-5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Dificultades para afrontar los gastos de alojamiento en vivienda particular. --- Procesos de desahucio, embargo o corte de suministros en march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-5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No pueden afrontar los gastos de alojamiento y vivienda. Supuestos: --- Pérdida de la vivienda por embargo o desahuci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string">
            <text:p>1-5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No pueden afrontar los gastos de alojamiento y vivienda. Supuestos: --- Recurren a alojamientos y viviendas colectivas no institucionale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-5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No pueden afrontar los gastos de alojamiento y vivienda. Supuestos: --- No pueden afrontar los gastos de alojamiento en vivienda colectiva no institucional.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1-5-a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Cuantía del gasto en vivienda o alojamient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1-5-a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Adecuado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1-5-a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Elevado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1-5-a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Muy elevado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-6</text:p>
          </table:table-cell>
          <table:table-cell table:style-name="ce7"/>
          <table:table-cell office:value-type="float" office:value="3">
            <text:p>3</text:p>
          </table:table-cell>
          <table:table-cell office:value-type="string">
            <text:p>Gastos en otros bienes y servicios básicos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-6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Pueden afrontar los gastos en bienes y servicios básico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1-6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es para afrontar gastos: --- Restringen gastos en bienes y servicios básic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1-6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Dificultades para afrontar gastos: --- Retrasos en los pagos y deuda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1-6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Dificultades para afrontar gastos: --- Dificultades para cubrir gastos extraordinarios e imprevist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-6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Imposibilidad de afrontar gastos: --- No pueden atender necesidades básica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-6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Imposibilidad de afrontar gastos: --- Endeudamiento. Pérdida de biene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-6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Imposibilidad de afrontar gastos: --- No puede atender gastos extraordinarios e imprevist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-7</text:p>
          </table:table-cell>
          <table:table-cell table:style-name="ce7"/>
          <table:table-cell office:value-type="float" office:value="4">
            <text:p>4</text:p>
          </table:table-cell>
          <table:table-cell office:value-type="string">
            <text:p>Gastos en bienes y servicios no básico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1-7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dificultades relativas a gastos no básicos <text:s text:c="7"/>--- Pueden afrontarl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1-7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Sin dificultades relativas a gastos no básicos <text:s text:c="7"/>--- Los limitan para cubrir los gastos básic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1-7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in dificultades relativas a gastos no básicos <text:s text:c="7"/>--- No los efectúan por no poder afrontarl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1-7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Dificultades con los gastos no básicos --- Restringen algunos gastos básicos para asumir los superflu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1-7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Dificultades con los gastos no básicos --- Generan pequeñas deudas por asumir gastos superflu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-7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Problemas relativos a los gastos no básicos --- Dejan de cubrir gastos básicos para asumir los superfluo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-7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Problemas relativos a los gastos no básicos --- Pierden la vivienda o el derecho a acceso a prestaciones por asumir gastos superfluos.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table:number-columns-repeated="2"/>
          <table:table-cell office:value-type="string">
            <text:p><text:s text:c="3"/>DIMENSIÓN 2. SITUACIÓN OCUPACIONAL - LABORAL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2-1</text:p>
          </table:table-cell>
          <table:table-cell table:style-name="ce7"/>
          <table:table-cell office:value-type="float" office:value="5">
            <text:p>5</text:p>
          </table:table-cell>
          <table:table-cell office:value-type="string">
            <text:p>Situación en relación con la ocupación y el emple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problemas en este ámbito o no procede su valoración. Posibles situaciones: --- Está trabajand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Sin problemas en este ámbito o no procede su valoración. Posibles situaciones: --- Es menor de 16 años y se mantiene en el sistema educativ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in problemas en este ámbito o no procede su valoración. Posibles situaciones: --- Estudiante mayor de 16 añ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Sin problemas en este ámbito o no procede su valoración. Posibles situaciones: --- Pensionista o persona que ha superado la edad labor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Sin problemas en este ámbito o no procede su valoración. Posibles situaciones: --- Perceptor de ingresos por capital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Sin problemas en este ámbito o no procede su valoración. Posibles situaciones: --- Persona que cuida la casa, hijos e hijas, u otras persona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Situación deficiente: --- Parado/a, que ha trabajado ante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Situación deficiente: --- Parado/a, que nunca antes ha trabajad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Situación deficiente: --- Ocupadas en actividades laborales sumergida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Situación grave: --- Ocupadas en actividades laborales para legal e ilegal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Situación grave: --- En edad laboral (16-65 años) sin disponibilidad para el trabaj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Situación grave: --- Menor de 16 años trabajando.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table:number-columns-repeated="2"/>
          <table:table-cell office:value-type="string">
            <text:p><text:s text:c="2"/>DIMENSIÓN 2.A.- SITUACIÓN LABORAL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2-A-1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Actividad laboral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string">
            <text:p>2-A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Trabajando --- Cuenta ajen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-A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Trabajando --- Cuenta ajena en trabajo protegid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-A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Trabajando --- Cuenta propi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-A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Actividad laboral sumergida --- Cuenta ajena sin contrato.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string">
            <text:p>2-A-1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Actividad laboral sumergida --- Cuenta propia sin legalizar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-A-1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Actividad laboral sumergida para legal e ilegal --- Ocupación sumergida para legal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A-1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Actividad laboral sumergida para legal e ilegal --- Ocupación sumergida ilegal.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2-A-2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Condiciones laborale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2-A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Adecuada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2-A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eficientes: precarieda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2-A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Graves. Explotación laboral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2-A-3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Estabilidad laboral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2-A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Empleo estable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2-A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Empleo inestable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2-A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Empleo esporádico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2-A-4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Duración de la jornada de trabaj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2-A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Jornada completa o parcial (voluntaria)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2-A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Jornada reducida por conciliación de la vida familiar o por motivos de salu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2-A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Jornada a tiempo parcial <text:s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 text:c="2"/>DIMENSIÓN 2.B.- SITUACIÓN DE DESEMPLEO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2-B-1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Situación en relación con la búsqueda de empleo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string">
            <text:p>2-B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Persona desempleada: búsqueda activa de empleo. --- Del primer empleo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-B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ersona desempleada: búsqueda activa de empleo. --- Desempleo inferior a un año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-B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ersona desempleada: búsqueda activa de empleo. --- Desempleo superior a un año.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string">
            <text:p>2-B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Desempleada: búsqueda pasiva de empleo. --- Debido a incapacidad.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string">
            <text:p>2-B-1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Desempleada: búsqueda pasiva de empleo. --- Debido a responsabilidades familiares insustituibles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-B-1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Desempleada: búsqueda pasiva de empleo. --- Otro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-B-1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Desempleada que rehúsa de la búsqueda de empleo. --- Por imposibilidad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office:value-type="string">
            <text:p>2-B-1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Desempleada que rehúsa de la búsqueda de empleo. --- Inactividad voluntaria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B-1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Desempleada que rehúsa de la búsqueda de empleo. --- Otros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2-B-2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Personas Desempleadas: Perfiles y demanda del mercado de trabaj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2-B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Con perfil demandado en el mercado de trabajo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-B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Con perfiles con escasa demanda en el mercado de trabajo --- Mayores de 45 año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-B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on perfiles con escasa demanda en el mercado de trabajo --- Circunstancias especiales: raza, cultura, rasgos, transexualidad…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-B-2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Con perfiles no demandados en el mercado de trabajo --- Historial de privación de libertad, delincuencia, drogodependiente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2-B-2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Con perfiles no demandados en el mercado de trabajo --- Discapacidad (movilidad reducida, problemas de comunicación, etc).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office:value-type="string">
            <text:p>2-B-2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Con perfiles no demandados en el mercado de trabajo --- Descualificación profesional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B-2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Con perfiles no demandados en el mercado de trabajo --- No disponer de permiso de trabajo 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 text:c="3"/>DIMENSIÓN 3. SITUACIÓN RESIDENCIAL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3-1</text:p>
          </table:table-cell>
          <table:table-cell table:style-name="ce7"/>
          <table:table-cell office:value-type="float" office:value="6">
            <text:p>6</text:p>
          </table:table-cell>
          <table:table-cell office:value-type="string">
            <text:p>Empadronamiento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3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Persona empadronada en el municipio: <text:s text:c="4"/>--- Empadronada en otro municipio del territorio históric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3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ersona empadronada en el municipio: <text:s text:c="4"/>--- Empadronada en otro municipio de la CAPV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3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ersona empadronada en el municipio: <text:s text:c="4"/>--- Empadronada en municipio de otra Comunidad Autónom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3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Dificultades con el empadronamiento / empadronamiento ficticio --- En trámite, con expectativa positiva de conseguirl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3-1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Dificultades con el empadronamiento / empadronamiento ficticio --- Empadronada en establecimiento colectiv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3-1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No está empadronada. --- Lo ha estado. Ahora carece de la documentación precis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3-1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No está empadronada. --- Expectativa negativa de resolución de la solicitud de inscripción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3-1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No está empadronada. --- Se ha resuelto negativamente la solicitud de inscripción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3-1-a</text:p>
          </table:table-cell>
          <table:table-cell/>
          <table:table-cell office:value-type="string">
            <text:p>6.a</text:p>
          </table:table-cell>
          <table:table-cell office:value-type="string">
            <text:p>Tiempo de empadronamiento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string">
            <text:p>-</text:p>
          </table:table-cell>
          <table:table-cell/>
          <table:table-cell office:value-type="string">
            <text:p>3-1-a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10 año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string">
            <text:p>-</text:p>
          </table:table-cell>
          <table:table-cell/>
          <table:table-cell office:value-type="string">
            <text:p>3-1-a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5 año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string">
            <text:p>-</text:p>
          </table:table-cell>
          <table:table-cell/>
          <table:table-cell office:value-type="string">
            <text:p>3-1-a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3 año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string">
            <text:p>-</text:p>
          </table:table-cell>
          <table:table-cell/>
          <table:table-cell office:value-type="string">
            <text:p>3-1-a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2 año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string">
            <text:p>-</text:p>
          </table:table-cell>
          <table:table-cell/>
          <table:table-cell office:value-type="string">
            <text:p>3-1-a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1 año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string">
            <text:p>-</text:p>
          </table:table-cell>
          <table:table-cell/>
          <table:table-cell office:value-type="string">
            <text:p>3-1-a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6 mese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string">
            <text:p>-</text:p>
          </table:table-cell>
          <table:table-cell/>
          <table:table-cell office:value-type="string">
            <text:p>3-1-a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Menos de 6 meses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3-2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Autorización de residencia para personas extranjeras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style-name="ce4"/>
          <table:table-cell table:style-name="ce8" office:value-type="string">
            <text:p>3-2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 office:value-type="float" office:value="0">
            <text:p>0</text:p>
          </table:table-cell>
          <table:table-cell office:value-type="string">
            <text:p>Cuenta con autorización de residencia. Tipo: (escoger en la lista)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4"/>
          <table:table-cell table:style-name="ce8" office:value-type="string">
            <text:p>3-2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 office:value-type="float" office:value="0">
            <text:p>0</text:p>
          </table:table-cell>
          <table:table-cell office:value-type="string">
            <text:p>Solicitud de autorización en trámite, con expectativa de resolución positiva. Tipo: (escoger en la lista) <text:s text:c="3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4"/>
          <table:table-cell table:style-name="ce8" office:value-type="string">
            <text:p>3-2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Sin autorización de residencia. --- Aún no ha solicitado: a la espera de reunir requisitos, o recopilar documentación en país de origen.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4"/>
          <table:table-cell table:style-name="ce8" office:value-type="string">
            <text:p>3-2</text:p>
          </table:table-cell>
          <table:table-cell table:style-name="ce7" office:value-type="string">
            <text:p>4</text:p>
          </table:table-cell>
          <table:table-cell table:style-name="ce11"/>
          <table:table-cell table:style-name="ce9"/>
          <table:table-cell office:value-type="string">
            <text:p>Sin autorización de residencia. --- Resolución negativa de su solicitud de autorización de residencia. Tipo: (escoger en la lista)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/>
          <table:table-cell table:style-name="ce4"/>
          <table:table-cell table:style-name="ce8" office:value-type="string">
            <text:p>3-2-R</text:p>
          </table:table-cell>
          <table:table-cell table:style-name="ce8"/>
          <table:table-cell table:style-name="ce11"/>
          <table:table-cell table:style-name="ce9" office:value-type="string">
            <text:p>TIPOS DE AUTORIZACIONES DE RESIDENCIA <text:s text:c="7"/>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/>
          <table:table-cell office:value-type="string">
            <text:p>Temporal inicial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/>
          <table:table-cell office:value-type="string">
            <text:p>Circ. excepcionales: Arraigo laboral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Circ. excepcionales: Arraigo social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4</text:p>
          </table:table-cell>
          <table:table-cell table:style-name="ce11"/>
          <table:table-cell table:style-name="ce9"/>
          <table:table-cell office:value-type="string">
            <text:p>Circ. excepcionales: Arraigo familiar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5</text:p>
          </table:table-cell>
          <table:table-cell table:style-name="ce11"/>
          <table:table-cell table:style-name="ce9"/>
          <table:table-cell office:value-type="string">
            <text:p>Circ. excepcionales: Protección internacional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6</text:p>
          </table:table-cell>
          <table:table-cell table:style-name="ce11"/>
          <table:table-cell table:style-name="ce9"/>
          <table:table-cell office:value-type="string">
            <text:p>Circ. excepcionales: Razones humanitaria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7</text:p>
          </table:table-cell>
          <table:table-cell table:style-name="ce11"/>
          <table:table-cell table:style-name="ce9"/>
          <table:table-cell office:value-type="string">
            <text:p>Circ. excepcionales: Colaboración con autoridade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8</text:p>
          </table:table-cell>
          <table:table-cell table:style-name="ce11"/>
          <table:table-cell table:style-name="ce9"/>
          <table:table-cell office:value-type="string">
            <text:p>Circ. excepcionales: Seguridad nacional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9</text:p>
          </table:table-cell>
          <table:table-cell table:style-name="ce11"/>
          <table:table-cell table:style-name="ce9"/>
          <table:table-cell office:value-type="string">
            <text:p>Circ. excepcionales: Interés público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10</text:p>
          </table:table-cell>
          <table:table-cell table:style-name="ce11"/>
          <table:table-cell table:style-name="ce9"/>
          <table:table-cell office:value-type="string">
            <text:p>Circ. excepcionales: Violencia de género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11</text:p>
          </table:table-cell>
          <table:table-cell table:style-name="ce11"/>
          <table:table-cell table:style-name="ce9"/>
          <table:table-cell office:value-type="string">
            <text:p>Circ. excepcionales: Colaboración contra redes organizada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12</text:p>
          </table:table-cell>
          <table:table-cell table:style-name="ce11"/>
          <table:table-cell table:style-name="ce9"/>
          <table:table-cell office:value-type="string">
            <text:p>Circ. excepcionales: De personas extranjeras víctimas de trata de seres humano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13</text:p>
          </table:table-cell>
          <table:table-cell table:style-name="ce11"/>
          <table:table-cell table:style-name="ce9"/>
          <table:table-cell office:value-type="string">
            <text:p>Circ. excepcionales: De persona menor extranjera no acompañada que no es titular de una autorización de residencia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14</text:p>
          </table:table-cell>
          <table:table-cell table:style-name="ce11"/>
          <table:table-cell table:style-name="ce9"/>
          <table:table-cell office:value-type="string">
            <text:p>Primera renovación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15</text:p>
          </table:table-cell>
          <table:table-cell table:style-name="ce11"/>
          <table:table-cell table:style-name="ce9"/>
          <table:table-cell office:value-type="string">
            <text:p>Segunda renovación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16</text:p>
          </table:table-cell>
          <table:table-cell table:style-name="ce11"/>
          <table:table-cell table:style-name="ce9"/>
          <table:table-cell office:value-type="string">
            <text:p>Larga duración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17</text:p>
          </table:table-cell>
          <table:table-cell table:style-name="ce11"/>
          <table:table-cell table:style-name="ce9"/>
          <table:table-cell office:value-type="string">
            <text:p>Larga duración UE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18</text:p>
          </table:table-cell>
          <table:table-cell table:style-name="ce11"/>
          <table:table-cell table:style-name="ce9"/>
          <table:table-cell office:value-type="string">
            <text:p>Inicial como familiar de residente de la Unión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R</text:p>
          </table:table-cell>
          <table:table-cell table:style-name="ce7" office:value-type="string">
            <text:p>19</text:p>
          </table:table-cell>
          <table:table-cell table:style-name="ce11"/>
          <table:table-cell table:style-name="ce9"/>
          <table:table-cell office:value-type="string">
            <text:p>Permanente como familiar de ciudadano de la Unión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/>
          <table:table-cell table:style-name="ce4"/>
          <table:table-cell table:style-name="ce8" office:value-type="string">
            <text:p>3-2-D</text:p>
          </table:table-cell>
          <table:table-cell table:style-name="ce8"/>
          <table:table-cell table:style-name="ce11"/>
          <table:table-cell table:style-name="ce9" office:value-type="string">
            <text:p>TIPO DE AUTORIZACIÓN EN FUNCIÓN DE LA DEPENDENCIA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D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/>
          <table:table-cell office:value-type="string">
            <text:p>Independiente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D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/>
          <table:table-cell office:value-type="string">
            <text:p>Por reagrupación familiar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D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Hijo no nacido en España de residente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D</text:p>
          </table:table-cell>
          <table:table-cell table:style-name="ce7" office:value-type="string">
            <text:p>4</text:p>
          </table:table-cell>
          <table:table-cell table:style-name="ce11"/>
          <table:table-cell table:style-name="ce9"/>
          <table:table-cell office:value-type="string">
            <text:p>Hijo nacido en España de residente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D</text:p>
          </table:table-cell>
          <table:table-cell table:style-name="ce7" office:value-type="string">
            <text:p>5</text:p>
          </table:table-cell>
          <table:table-cell table:style-name="ce11"/>
          <table:table-cell table:style-name="ce9"/>
          <table:table-cell office:value-type="string">
            <text:p>Menor Extranjero no Acompañado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/>
          <table:table-cell table:style-name="ce4"/>
          <table:table-cell table:style-name="ce8" office:value-type="string">
            <text:p>3-2-E</text:p>
          </table:table-cell>
          <table:table-cell table:style-name="ce8"/>
          <table:table-cell table:style-name="ce11"/>
          <table:table-cell table:style-name="ce9" office:value-type="string">
            <text:p>TIPO DE AUTORIZACIÓN DE ESTANCIA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E</text:p>
          </table:table-cell>
          <table:table-cell table:style-name="ce8" office:value-type="string">
            <text:p>1</text:p>
          </table:table-cell>
          <table:table-cell table:style-name="ce11"/>
          <table:table-cell table:style-name="ce9"/>
          <table:table-cell office:value-type="string">
            <text:p>Autorización de Estancia de Corta Duración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2-E</text:p>
          </table:table-cell>
          <table:table-cell table:style-name="ce8" office:value-type="string">
            <text:p>2</text:p>
          </table:table-cell>
          <table:table-cell table:style-name="ce11"/>
          <table:table-cell table:style-name="ce9"/>
          <table:table-cell office:value-type="string">
            <text:p>Autorización de Estancia por Estudios, Movilidad de Alumnos, Prácticas no Laborales o Servicios de Voluntariado.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/>
          <table:table-cell table:style-name="ce4"/>
          <table:table-cell table:style-name="ce8" office:value-type="string">
            <text:p>3-3</text:p>
          </table:table-cell>
          <table:table-cell table:style-name="ce8"/>
          <table:table-cell table:style-name="ce11" office:value-type="float" office:value="-0">
            <text:p>0</text:p>
          </table:table-cell>
          <table:table-cell table:style-name="ce9" office:value-type="string">
            <text:p>Autorización de Trabajo, persona Extranjera.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style-name="ce4"/>
          <table:table-cell table:style-name="ce8" office:value-type="string">
            <text:p>3-3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/>
          <table:table-cell office:value-type="string">
            <text:p>Cuenta con autorización de trabajo. Tipo: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4"/>
          <table:table-cell table:style-name="ce8" office:value-type="string">
            <text:p>3-3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/>
          <table:table-cell office:value-type="string">
            <text:p>Solicitud en trámite, con expectativa de resolución positiva. Tipo: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4"/>
          <table:table-cell table:style-name="ce8" office:value-type="string">
            <text:p>3-3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No cuenta con autorización de trabajo: --- Aún no ha solicitado: a la espera de reunir requisitos, o recopilar documentación en país de origen.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4"/>
          <table:table-cell table:style-name="ce8" office:value-type="string">
            <text:p>3-3</text:p>
          </table:table-cell>
          <table:table-cell table:style-name="ce7" office:value-type="string">
            <text:p>4</text:p>
          </table:table-cell>
          <table:table-cell table:style-name="ce11"/>
          <table:table-cell table:style-name="ce9"/>
          <table:table-cell office:value-type="string">
            <text:p>No cuenta con autorización de trabajo: --- Resolución negativa de su solicitud de autorización de trabajo. Tipo: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/>
          <table:table-cell table:style-name="ce4"/>
          <table:table-cell table:style-name="ce8" office:value-type="string">
            <text:p>3-3-T</text:p>
          </table:table-cell>
          <table:table-cell table:style-name="ce8"/>
          <table:table-cell table:style-name="ce11"/>
          <table:table-cell table:style-name="ce9" office:value-type="string">
            <text:p>TIPOS DE AUTORIZACIONES DE TRABAJO <text:s text:c="2"/>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3-T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/>
          <table:table-cell office:value-type="string">
            <text:p>Cuenta ajena inicial.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3-T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/>
          <table:table-cell office:value-type="string">
            <text:p>Cuenta propia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3-T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Para investigación inicial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3-T</text:p>
          </table:table-cell>
          <table:table-cell table:style-name="ce7" office:value-type="string">
            <text:p>4</text:p>
          </table:table-cell>
          <table:table-cell table:style-name="ce11"/>
          <table:table-cell table:style-name="ce9"/>
          <table:table-cell office:value-type="string">
            <text:p>De profesionales altamente cualificados titulares de una tarjeta azul UE.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3-T</text:p>
          </table:table-cell>
          <table:table-cell table:style-name="ce7" office:value-type="string">
            <text:p>5</text:p>
          </table:table-cell>
          <table:table-cell table:style-name="ce11"/>
          <table:table-cell table:style-name="ce9"/>
          <table:table-cell office:value-type="string">
            <text:p>De cuenta ajena de duración determinada.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3-T</text:p>
          </table:table-cell>
          <table:table-cell table:style-name="ce7" office:value-type="string">
            <text:p>6</text:p>
          </table:table-cell>
          <table:table-cell table:style-name="ce11"/>
          <table:table-cell table:style-name="ce9"/>
          <table:table-cell office:value-type="string">
            <text:p>En el marco de prestación transnacional de servicios.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3-3-T</text:p>
          </table:table-cell>
          <table:table-cell table:style-name="ce7" office:value-type="string">
            <text:p>7</text:p>
          </table:table-cell>
          <table:table-cell table:style-name="ce11"/>
          <table:table-cell table:style-name="ce9"/>
          <table:table-cell office:value-type="string">
            <text:p>Excepción de autorización de trabajo. <text:s/>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/>
          <table:table-cell table:style-name="ce4"/>
          <table:table-cell table:style-name="ce8" office:value-type="string">
            <text:p>3-4</text:p>
          </table:table-cell>
          <table:table-cell table:style-name="ce8"/>
          <table:table-cell table:style-name="ce11" office:value-type="float" office:value="7">
            <text:p>7</text:p>
          </table:table-cell>
          <table:table-cell table:style-name="ce9" office:value-type="string">
            <text:p>Posesión de la tarjeta de identificación de extranjero o visado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3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ispone de tarjeta en vigor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3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Tiene la tarjeta caducada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3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dispone de tarjeta. --- Extraviada, robada o inutilizad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3-4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No dispone de tarjeta. --- No reúne requisitos.</text:p>
          </table:table-cell>
          <table:table-cell table:number-columns-repeated="1009"/>
        </table:table-row>
        <table:table-row table:style-name="ro2">
          <table:table-cell/>
          <table:table-cell table:style-name="ce2"/>
          <table:table-cell/>
          <table:table-cell table:style-name="ce8" table:number-columns-repeated="2"/>
          <table:table-cell table:style-name="ce11" office:value-type="string">
            <text:p>SITUACIÓN JURÍDICO ADMINISTRATIVA: Ámbito económico, laboral y residencial</text:p>
          </table:table-cell>
          <table:table-cell table:style-name="ce9"/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/>
          <table:table-cell/>
          <table:table-cell table:style-name="ce9" office:value-type="string">
            <text:p>T-1</text:p>
          </table:table-cell>
          <table:table-cell table:style-name="ce9"/>
          <table:table-cell table:style-name="ce11"/>
          <table:table-cell table:style-name="ce9" office:value-type="string">
            <text:p>Prestaciones económicas de la Seguridad Social.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0">
            <text:p>0</text:p>
          </table:table-cell>
          <table:table-cell/>
          <table:table-cell table:style-name="ce9" office:value-type="string">
            <text:p>T-1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/>
          <table:table-cell office:value-type="string">
            <text:p>La persona es beneficiaria o no las precisa. <text:s/>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string">
            <text:p>T-1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/>
          <table:table-cell office:value-type="string">
            <text:p>No es beneficiaria, pero puede serlo: --- En trámite, con expectativa de resolución positiva.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string">
            <text:p>T-1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No es beneficiaria, pero puede serlo: --- Cumple requisitos, podría disfrutarla en caso de solicitarla.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string">
            <text:p>T-1</text:p>
          </table:table-cell>
          <table:table-cell table:style-name="ce7" office:value-type="string">
            <text:p>4</text:p>
          </table:table-cell>
          <table:table-cell table:style-name="ce11"/>
          <table:table-cell table:style-name="ce9"/>
          <table:table-cell office:value-type="string">
            <text:p>No es beneficiaria, pero puede serlo: --- Prestación suspendida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9" office:value-type="string">
            <text:p>T-1</text:p>
          </table:table-cell>
          <table:table-cell table:style-name="ce7" office:value-type="string">
            <text:p>5</text:p>
          </table:table-cell>
          <table:table-cell table:style-name="ce11"/>
          <table:table-cell table:style-name="ce9"/>
          <table:table-cell office:value-type="string">
            <text:p>No es beneficiaria: <text:s text:c="197"/>--- No cumple los requisitos.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string">
            <text:p>T-1</text:p>
          </table:table-cell>
          <table:table-cell table:style-name="ce7" office:value-type="string">
            <text:p>6</text:p>
          </table:table-cell>
          <table:table-cell table:style-name="ce11"/>
          <table:table-cell table:style-name="ce9"/>
          <table:table-cell office:value-type="string">
            <text:p>No es beneficiaria: <text:s text:c="197"/>--- En trámite, con expectativa negativa de concesión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/>
          <table:table-cell/>
          <table:table-cell table:style-name="ce9" office:value-type="string">
            <text:p>T-2</text:p>
          </table:table-cell>
          <table:table-cell table:style-name="ce9"/>
          <table:table-cell table:style-name="ce11"/>
          <table:table-cell table:style-name="ce9" office:value-type="string">
            <text:p>Renta de Garantía de Ingresos.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0">
            <text:p>0</text:p>
          </table:table-cell>
          <table:table-cell/>
          <table:table-cell table:style-name="ce9" office:value-type="string">
            <text:p>T-2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/>
          <table:table-cell office:value-type="string">
            <text:p>La persona es beneficiaria o no la precisa <text:s/>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string">
            <text:p>T-2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/>
          <table:table-cell office:value-type="string">
            <text:p>No es beneficiaria, pero puede serlo: --- En trámite, con expectativa positiva, recabándose documentación preceptiva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string">
            <text:p>T-2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No es beneficiaria, pero puede serlo: --- Cumple requisitos, podría disfrutarla en caso de solicitarla.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string">
            <text:p>T-2</text:p>
          </table:table-cell>
          <table:table-cell table:style-name="ce7" office:value-type="string">
            <text:p>4</text:p>
          </table:table-cell>
          <table:table-cell table:style-name="ce11"/>
          <table:table-cell table:style-name="ce9"/>
          <table:table-cell office:value-type="string">
            <text:p>No es beneficiaria, pero puede serlo: --- Prestación suspendida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9" office:value-type="string">
            <text:p>T-2</text:p>
          </table:table-cell>
          <table:table-cell table:style-name="ce7" office:value-type="string">
            <text:p>5</text:p>
          </table:table-cell>
          <table:table-cell table:style-name="ce11"/>
          <table:table-cell table:style-name="ce9"/>
          <table:table-cell office:value-type="string">
            <text:p>No es beneficiaria: <text:s text:c="197"/>--- No cumple los requisitos.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9" office:value-type="string">
            <text:p>T-2</text:p>
          </table:table-cell>
          <table:table-cell table:style-name="ce7" office:value-type="string">
            <text:p>6</text:p>
          </table:table-cell>
          <table:table-cell table:style-name="ce11"/>
          <table:table-cell table:style-name="ce9"/>
          <table:table-cell office:value-type="string">
            <text:p>No es beneficiaria: <text:s text:c="197"/>--- En trámite, con expectativa negativa de concesión.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/>
          <table:table-cell/>
          <table:table-cell table:style-name="ce9" office:value-type="string">
            <text:p>T-3</text:p>
          </table:table-cell>
          <table:table-cell table:style-name="ce9"/>
          <table:table-cell table:style-name="ce11"/>
          <table:table-cell table:style-name="ce9" office:value-type="string">
            <text:p>Requisitos para acceder a servicios y prestaciones del Sistema Vasco de Servicios Sociales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0">
            <text:p>0</text:p>
          </table:table-cell>
          <table:table-cell/>
          <table:table-cell table:style-name="ce9" office:value-type="string">
            <text:p>T-3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/>
          <table:table-cell office:value-type="string">
            <text:p>Persona beneficiaria, reúne los requisitos. <text:s/>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9" office:value-type="string">
            <text:p>T-3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/>
          <table:table-cell office:value-type="string">
            <text:p>Reúne parcialmente los requisitos, o se prevé que los reúna en breve: --- Titular sin acceso a la totallidad de prestaciones y servicios.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9" office:value-type="string">
            <text:p>T-3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Reúne parcialmente los requisitos, o se prevé que los reúna en breve: --- A la espera de cumplir el periodo de empadronamiento.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2">
            <text:p>2</text:p>
          </table:table-cell>
          <table:table-cell/>
          <table:table-cell table:style-name="ce9" office:value-type="string">
            <text:p>T-3</text:p>
          </table:table-cell>
          <table:table-cell table:style-name="ce7" office:value-type="string">
            <text:p>4</text:p>
          </table:table-cell>
          <table:table-cell table:style-name="ce11"/>
          <table:table-cell table:style-name="ce9"/>
          <table:table-cell office:value-type="string">
            <text:p>No los reúne. Sólo se garantiza la atención en situaciones de urgencia.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/>
          <table:table-cell/>
          <table:table-cell table:style-name="ce9" office:value-type="string">
            <text:p>T-4</text:p>
          </table:table-cell>
          <table:table-cell table:style-name="ce9"/>
          <table:table-cell table:style-name="ce11" office:value-type="float" office:value="-0">
            <text:p>0</text:p>
          </table:table-cell>
          <table:table-cell table:style-name="ce9" office:value-type="string">
            <text:p>Justicia Gratuita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/>
          <table:table-cell table:style-name="ce9" office:value-type="string">
            <text:p>T-4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/>
          <table:table-cell office:value-type="string">
            <text:p>Persona beneficiaria de ese derecho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string">
            <text:p>T-4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/>
          <table:table-cell office:value-type="string">
            <text:p>No es beneficiaria, pero puede serlo: --- En trámite, con expectativa de resolución positiva.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string">
            <text:p>T-4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No es beneficiaria, pero puede serlo: --- Cumple requisitos, podría disfrutarla en caso de solicitarla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string">
            <text:p>T-4</text:p>
          </table:table-cell>
          <table:table-cell table:style-name="ce7" office:value-type="string">
            <text:p>4</text:p>
          </table:table-cell>
          <table:table-cell table:style-name="ce11"/>
          <table:table-cell table:style-name="ce9"/>
          <table:table-cell office:value-type="string">
            <text:p>No es beneficiaria. <text:s text:c="189"/>--- No cumple los requisitos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string">
            <text:p>T-4</text:p>
          </table:table-cell>
          <table:table-cell table:style-name="ce7" office:value-type="string">
            <text:p>5</text:p>
          </table:table-cell>
          <table:table-cell table:style-name="ce11"/>
          <table:table-cell table:style-name="ce9"/>
          <table:table-cell office:value-type="string">
            <text:p>No es beneficiaria. <text:s text:c="189"/>--- En trámite, con expectativa negativa de concesión.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/>
          <table:table-cell/>
          <table:table-cell table:style-name="ce9" office:value-type="string">
            <text:p>T-4</text:p>
          </table:table-cell>
          <table:table-cell table:style-name="ce7" office:value-type="string">
            <text:p>6</text:p>
          </table:table-cell>
          <table:table-cell table:style-name="ce11"/>
          <table:table-cell table:style-name="ce9"/>
          <table:table-cell office:value-type="string">
            <text:p>No procede. <text:s/></text:p>
          </table:table-cell>
          <table:table-cell table:style-name="ce9" table:number-columns-repeated="1009"/>
        </table:table-row>
        <table:table-row table:style-name="ro2">
          <table:table-cell table:number-columns-repeated="5"/>
          <table:table-cell office:value-type="string">
            <text:p>AMBITO 2: Convivencial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 text:c="3"/>DIMENSIÓN 4. SITUACIÓN DE ALOJAMIENTO Y VIVIENDA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4-1</text:p>
          </table:table-cell>
          <table:table-cell table:style-name="ce7"/>
          <table:table-cell office:value-type="float" office:value="8">
            <text:p>8</text:p>
          </table:table-cell>
          <table:table-cell office:value-type="string">
            <text:p>Situación de alojamient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Persona alojada en vivienda o alojamiento familiar particular. --- Vivienda o alojamiento propi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ersona alojada en vivienda o alojamiento familiar particular. --- Vivienda o alojamiento de la familia de origen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ersona alojada en vivienda o alojamiento familiar particular. --- Vivienda o alojamiento de red primaria, familiar o no familiar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Persona alojada en vivienda colectiva. --- Aloj. Colectivo no institucional Pensiones, hostale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Persona alojada en vivienda colectiva. --- Aloj. Colectivo no institucional Alojamiento en Hospedaje, Pupilaje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Persona alojada en vivienda colectiva. --- Aloj. Colectivo no institucional Vivienda o alojamiento Particular - Familiar compartida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Persona alojada en vivienda colectiva. --- Aloj. Colectivo no institucional Financiado por sistemas de protección form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Persona alojada en vivienda colectiva. --- Aloj. Colecrtivo institucional <text:s/>Servicios Sociale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Persona alojada en vivienda colectiva. --- Aloj. Colecrtivo institucional <text:s/>Servicios Sociales Sanitario – Socio Sanitari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Persona alojada en vivienda colectiva. --- Alojamiento colectivo institucional, con restricción o limitación de libertad - <text:s/>Sanitari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Persona alojada en vivienda colectiva. --- Alojamiento colectivo institucional, con restricción o limitación de libertad - <text:s/>Penitenciari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Persona alojada en vivienda colectiva. --- Alojamiento colectivo institucional, con restricción o limitación de libertad - <text:s/>Extranjerí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13</text:p>
          </table:table-cell>
          <table:table-cell table:number-columns-repeated="2"/>
          <table:table-cell office:value-type="string">
            <text:p>Sin alojamiento o en alojamientos exclusores. --- En situación de calle - <text:s/>Sin techo. Vive en espacios públic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14</text:p>
          </table:table-cell>
          <table:table-cell table:number-columns-repeated="2"/>
          <table:table-cell office:value-type="string">
            <text:p>Sin alojamiento o en alojamientos exclusores. --- En situación de calle - <text:s/>Pernoctar en albergues. El resto del día en espacios públic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15</text:p>
          </table:table-cell>
          <table:table-cell table:number-columns-repeated="2"/>
          <table:table-cell office:value-type="string">
            <text:p>Sin alojamiento o en alojamientos exclusores. --- En situación de calle - <text:s/>Itinerarios de calle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16</text:p>
          </table:table-cell>
          <table:table-cell table:number-columns-repeated="2"/>
          <table:table-cell office:value-type="string">
            <text:p>Sin alojamiento o en alojamientos exclusores. --- En infraviviend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17</text:p>
          </table:table-cell>
          <table:table-cell table:number-columns-repeated="2"/>
          <table:table-cell office:value-type="string">
            <text:p>Sin alojamiento o en alojamientos exclusores. --- En vivienda sin accesibilidad (interior y/o exterior)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18</text:p>
          </table:table-cell>
          <table:table-cell table:number-columns-repeated="2"/>
          <table:table-cell office:value-type="string">
            <text:p>Sin alojamiento o en alojamientos exclusores. --- Víctima de violencia doméstica que permanece en la vivienda familiar con la persona agresor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19</text:p>
          </table:table-cell>
          <table:table-cell table:number-columns-repeated="2"/>
          <table:table-cell office:value-type="string">
            <text:p>Sin alojamiento o en alojamientos exclusores. --- Pérdida repentina de alojamient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4-1</text:p>
          </table:table-cell>
          <table:table-cell table:style-name="ce7" office:value-type="string">
            <text:p>20</text:p>
          </table:table-cell>
          <table:table-cell table:number-columns-repeated="2"/>
          <table:table-cell office:value-type="string">
            <text:p>Sin alojamiento o en alojamientos exclusores. --- Pérdida anunciada, prevista antes de 8 mese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4-2</text:p>
          </table:table-cell>
          <table:table-cell table:style-name="ce7"/>
          <table:table-cell office:value-type="float" office:value="9">
            <text:p>9</text:p>
          </table:table-cell>
          <table:table-cell office:value-type="string">
            <text:p>Estabilidad del alojamiento (escoger una entre las tres siguientes) 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4-2-a</text:p>
          </table:table-cell>
          <table:table-cell table:style-name="ce7"/>
          <table:table-cell table:style-name="ce12" office:value-type="string">
            <text:p>9.1</text:p>
          </table:table-cell>
          <table:table-cell office:value-type="string">
            <text:p>Personas en vivienda o alojamiento familiar particular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4-2-a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cambios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4-2-a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Escasa estabilidad: entre 2 y 5 años. --- Actualmente estabilidad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4-2-a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Escasa estabilidad: entre 2 y 5 años. --- <text:s/>Previsión de cambio próxim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string">
            <text:p>4-2-a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Sin estabilidad. --- Cambios en periodos inferiores a dos año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4-2-a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Sin estabilidad. --- Cambios frecuentes, cada 3 ó 4 mese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4-2-a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Sin estabilidad. --- Hogares sin domicilio fij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4-2-b</text:p>
          </table:table-cell>
          <table:table-cell table:style-name="ce7"/>
          <table:table-cell table:style-name="ce12" office:value-type="string">
            <text:p>9.2</text:p>
          </table:table-cell>
          <table:table-cell office:value-type="string">
            <text:p>Personas en alojamiento colectivo institucional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0">
            <text:p>0</text:p>
          </table:table-cell>
          <table:table-cell/>
          <table:table-cell table:style-name="ce8" office:value-type="string">
            <text:p>4-2-b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/>
          <table:table-cell office:value-type="string">
            <text:p>Estabilidad y sin previsión de cambios <text:s/>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office:value-type="string">
            <text:p>4-2-b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/>
          <table:table-cell office:value-type="string">
            <text:p>Estabilidad pero Previsión de cambio de la situación de alojamiento --- Alojamiento Colectivo Institucional: <text:s/>Finalización de plazo de estancia en servicios sociales de acogida de corta y media estancia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office:value-type="string">
            <text:p>4-2-b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Estabilidad pero Previsión de cambio de la situación de alojamiento --- Alojamiento Colectivo Institucional: Finalización de plazo de estancia por <text:s/>Edad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office:value-type="string">
            <text:p>4-2-b</text:p>
          </table:table-cell>
          <table:table-cell table:style-name="ce7" office:value-type="string">
            <text:p>4</text:p>
          </table:table-cell>
          <table:table-cell table:style-name="ce11"/>
          <table:table-cell table:style-name="ce9"/>
          <table:table-cell office:value-type="string">
            <text:p>Estabilidad pero Previsión de cambio de la situación de alojamiento --- Alojamiento Colectivo Institucional: Finalización de plazo de estancia por <text:s/>Alta médica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office:value-type="string">
            <text:p>4-2-b</text:p>
          </table:table-cell>
          <table:table-cell table:style-name="ce7" office:value-type="string">
            <text:p>5</text:p>
          </table:table-cell>
          <table:table-cell table:style-name="ce11"/>
          <table:table-cell table:style-name="ce9"/>
          <table:table-cell office:value-type="string">
            <text:p>Estabilidad pero Previsión de cambio de la situación de alojamiento --- Alojamiento Colectivo Institucional: Finalización de plazo de estancia por <text:s/>Expediente sancionador por faltas graves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string">
            <text:p>4-2-b</text:p>
          </table:table-cell>
          <table:table-cell table:style-name="ce7" office:value-type="string">
            <text:p>6</text:p>
          </table:table-cell>
          <table:table-cell table:style-name="ce11"/>
          <table:table-cell table:style-name="ce9"/>
          <table:table-cell office:value-type="string">
            <text:p>Estabilidad pero Previsión de cambio de la situación de alojamiento --- Alojamiento Colectivo Institucional, con restricción-limitación de libertad: Finalización de periodo de condena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office:value-type="string">
            <text:p>4-2-b</text:p>
          </table:table-cell>
          <table:table-cell table:style-name="ce7" office:value-type="string">
            <text:p>7</text:p>
          </table:table-cell>
          <table:table-cell table:style-name="ce11"/>
          <table:table-cell table:style-name="ce9"/>
          <table:table-cell office:value-type="string">
            <text:p>Estabilidad pero Previsión de cambio de la situación de alojamiento --- Alojamiento Colectivo Institucional, con restricción-limitación de libertad: Libertad condicional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office:value-type="string">
            <text:p>4-2-b</text:p>
          </table:table-cell>
          <table:table-cell table:style-name="ce7" office:value-type="string">
            <text:p>8</text:p>
          </table:table-cell>
          <table:table-cell table:style-name="ce11"/>
          <table:table-cell table:style-name="ce9"/>
          <table:table-cell office:value-type="string">
            <text:p>Estabilidad pero Previsión de cambio de la situación de alojamiento --- Alojamiento Colectivo Institucional, con restricción-limitación de libertad: Tercer grado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office:value-type="string">
            <text:p>4-2-b</text:p>
          </table:table-cell>
          <table:table-cell table:style-name="ce7" office:value-type="string">
            <text:p>9</text:p>
          </table:table-cell>
          <table:table-cell table:style-name="ce11"/>
          <table:table-cell table:style-name="ce9"/>
          <table:table-cell office:value-type="string">
            <text:p>Estabilidad pero Previsión de cambio de la situación de alojamiento --- Alojamiento Colectivo Institucional, con restricción-limitación de libertad: Finalización de internamiento por orden judicial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8" office:value-type="string">
            <text:p>4-2-b</text:p>
          </table:table-cell>
          <table:table-cell table:style-name="ce7" office:value-type="string">
            <text:p>10</text:p>
          </table:table-cell>
          <table:table-cell table:style-name="ce11"/>
          <table:table-cell table:style-name="ce9"/>
          <table:table-cell office:value-type="string">
            <text:p>Escasa o sin estabilidad --- Continuas altas y bajas hospitalarias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office:value-type="string">
            <text:p>4-2-b</text:p>
          </table:table-cell>
          <table:table-cell table:style-name="ce7" office:value-type="string">
            <text:p>11</text:p>
          </table:table-cell>
          <table:table-cell table:style-name="ce11"/>
          <table:table-cell table:style-name="ce9"/>
          <table:table-cell office:value-type="string">
            <text:p>Escasa o sin estabilidad --- Finalización de plazo de estancia en servicios de acogida de corta estancia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" office:value-type="string">
            <text:p>4-2-b</text:p>
          </table:table-cell>
          <table:table-cell table:style-name="ce7" office:value-type="string">
            <text:p>12</text:p>
          </table:table-cell>
          <table:table-cell table:style-name="ce11"/>
          <table:table-cell table:style-name="ce9"/>
          <table:table-cell office:value-type="string">
            <text:p>Escasa o sin estabilidad --- Otros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4-2-c</text:p>
          </table:table-cell>
          <table:table-cell table:style-name="ce7"/>
          <table:table-cell table:style-name="ce12" office:value-type="string">
            <text:p>9.3</text:p>
          </table:table-cell>
          <table:table-cell office:value-type="string">
            <text:p>Personas sin alojamiento o en alojamiento exclusor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4-2-c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Menos de 1 año en esa situación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4-2-c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e 1 a 2 años <text:s text:c="9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4-2-c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Más de 2 años <text:s text:c="41"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4-3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<text:s/>Marco comunitario de la residencia y alojamiento habitual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4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Adecuado para la inclusión social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4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factores de riesgo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4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factores de exclusión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4-3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No procede su valoración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4-3-1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Acceso a servicios básico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4-3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ispone de servicios básicos adecuado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4-3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spone de servicios poco adecuado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4-3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ervicios inadecuados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4-3-2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Ubicación del alojamient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4-3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Zona normalizada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4-3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Cierto deterioro de la Zona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4-3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Zona degradada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4-3-3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Accesibilidad, barrera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4-3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problemas de accesibilida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4-3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Ciertas dificultade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4-3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Graves problemas de accesibilidad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4-3-3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No procede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table:number-columns-repeated="2"/>
          <table:table-cell office:value-type="string">
            <text:p><text:s text:c="2"/>DIMENSIÓN 4.A.- SITUACIÓN DE ALOJAMIENTO FAMILIAR PARTICULAR Y COLECTIVO NO INSTITUCIONAL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3" office:value-type="string">
            <text:p>4-A-1</text:p>
          </table:table-cell>
          <table:table-cell table:style-name="ce3"/>
          <table:table-cell table:style-name="ce3" office:value-type="float" office:value="-0">
            <text:p>0</text:p>
          </table:table-cell>
          <table:table-cell table:style-name="ce3" office:value-type="string">
            <text:p><text:s/>Ocupantes de la vivienda 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3" office:value-type="string">
            <text:p>4-A-1</text:p>
          </table:table-cell>
          <table:table-cell table:style-name="ce3" office:value-type="string">
            <text:p>1</text:p>
          </table:table-cell>
          <table:table-cell table:style-name="ce3" table:number-columns-repeated="2"/>
          <table:table-cell office:value-type="string">
            <text:p>Una única unidad de convivencia en la vivienda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3" office:value-type="string">
            <text:p>4-A-1</text:p>
          </table:table-cell>
          <table:table-cell table:style-name="ce3" office:value-type="string">
            <text:p>2</text:p>
          </table:table-cell>
          <table:table-cell table:style-name="ce3" table:number-columns-repeated="2"/>
          <table:table-cell office:value-type="string">
            <text:p>Vivienda particular compartida por varias unidades familiares o de convivencia. --- Regresan o permanecen en la vivienda de la familia de origen, por: <text:s text:c="2"/>Dificultades para emanciparse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3" office:value-type="string">
            <text:p>4-A-1</text:p>
          </table:table-cell>
          <table:table-cell table:style-name="ce3" office:value-type="string">
            <text:p>3</text:p>
          </table:table-cell>
          <table:table-cell table:style-name="ce3" table:number-columns-repeated="2"/>
          <table:table-cell office:value-type="string">
            <text:p>Vivienda particular compartida por varias unidades familiares o de convivencia. --- Regresan o permanecen en la vivienda de la familia de origen, por: <text:s/>Dificultades para independizarse.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style-name="ce3" office:value-type="string">
            <text:p>4-A-1</text:p>
          </table:table-cell>
          <table:table-cell table:style-name="ce3" office:value-type="string">
            <text:p>4</text:p>
          </table:table-cell>
          <table:table-cell table:style-name="ce3" table:number-columns-repeated="2"/>
          <table:table-cell office:value-type="string">
            <text:p>Vivienda particular compartida por varias unidades familiares o de convivencia. --- Comparten vivienda en régimen de coarriendo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style-name="ce3" office:value-type="string">
            <text:p>4-A-1</text:p>
          </table:table-cell>
          <table:table-cell table:style-name="ce3" office:value-type="string">
            <text:p>5</text:p>
          </table:table-cell>
          <table:table-cell table:style-name="ce3" table:number-columns-repeated="2"/>
          <table:table-cell office:value-type="string">
            <text:p>Vivienda particular compartida por varias unidades familiares o de convivencia. --- Comparten la vivienda en régimen de subarriend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4-A-1</text:p>
          </table:table-cell>
          <table:table-cell table:style-name="ce3" office:value-type="string">
            <text:p>6</text:p>
          </table:table-cell>
          <table:table-cell table:style-name="ce3" table:number-columns-repeated="2"/>
          <table:table-cell office:value-type="string">
            <text:p>Vivienda compartida por varias unidades familiares o de convivencia en alojamientos colectivos. --- Alojamiento en hospedaje o pupilaje.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style-name="ce3" office:value-type="string">
            <text:p>4-A-1</text:p>
          </table:table-cell>
          <table:table-cell table:style-name="ce3" office:value-type="string">
            <text:p>7</text:p>
          </table:table-cell>
          <table:table-cell table:style-name="ce3" table:number-columns-repeated="2"/>
          <table:table-cell office:value-type="string">
            <text:p>Vivienda compartida por varias unidades familiares o de convivencia en alojamientos colectivos. --- Alojamiento en pensiones.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3" office:value-type="string">
            <text:p>4-A-2</text:p>
          </table:table-cell>
          <table:table-cell table:style-name="ce3"/>
          <table:table-cell table:style-name="ce3" office:value-type="float" office:value="-0">
            <text:p>0</text:p>
          </table:table-cell>
          <table:table-cell table:style-name="ce3" office:value-type="string">
            <text:p><text:s/>Régimen de tenencia de la viviend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3" office:value-type="string">
            <text:p>4-A-2</text:p>
          </table:table-cell>
          <table:table-cell table:style-name="ce3" office:value-type="string">
            <text:p>1</text:p>
          </table:table-cell>
          <table:table-cell table:style-name="ce3" table:number-columns-repeated="2"/>
          <table:table-cell office:value-type="string">
            <text:p>Vivienda en propiedad. --- Vivienda pagada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4-A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Vivienda en propiedad. --- Aún pagando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A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Vivienda en alquiler. --- Alquiler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A-2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Vivienda en alquiler. --- Subarriendo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A-2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Vivienda en alquiler. --- Coarriendo.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office:value-type="string">
            <text:p>4-A-2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Situación precaria. <text:s/>--- Cedida en uso. 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6"/>
          <table:table-cell office:value-type="string">
            <text:p>4-A-2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Situación precaria. <text:s/>--- En alquiler sin legalizar.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office:value-type="string">
            <text:p>4-A-2</text:p>
          </table:table-cell>
          <table:table-cell table:style-name="ce7" office:value-type="string">
            <text:p>8</text:p>
          </table:table-cell>
          <table:table-cell table:style-name="ce3"/>
          <table:table-cell/>
          <table:table-cell office:value-type="string">
            <text:p>Situación precaria. <text:s/>--- Ocupada ilegalmente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office:value-type="string">
            <text:p>4-A-2</text:p>
          </table:table-cell>
          <table:table-cell table:style-name="ce7" office:value-type="string">
            <text:p>9</text:p>
          </table:table-cell>
          <table:table-cell table:style-name="ce3"/>
          <table:table-cell/>
          <table:table-cell office:value-type="string">
            <text:p>Situación precaria. <text:s/>--- Trabajador/a doméstico/a que convive con la unidad convivencial para la que trabaja.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4-A-3</text:p>
          </table:table-cell>
          <table:table-cell/>
          <table:table-cell table:style-name="ce3" office:value-type="float" office:value="-0">
            <text:p>0</text:p>
          </table:table-cell>
          <table:table-cell office:value-type="string">
            <text:p>Condiciones de habitabilidad de la viviend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4-A-3</text:p>
          </table:table-cell>
          <table:table-cell table:style-name="ce7" office:value-type="string">
            <text:p>1</text:p>
          </table:table-cell>
          <table:table-cell table:style-name="ce3"/>
          <table:table-cell/>
          <table:table-cell office:value-type="string">
            <text:p>Condiciones adecuada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A-3</text:p>
          </table:table-cell>
          <table:table-cell table:style-name="ce7" office:value-type="string">
            <text:p>2</text:p>
          </table:table-cell>
          <table:table-cell table:style-name="ce3"/>
          <table:table-cell/>
          <table:table-cell office:value-type="string">
            <text:p>Cierto deterioro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4-A-3</text:p>
          </table:table-cell>
          <table:table-cell table:style-name="ce7" office:value-type="string">
            <text:p>3</text:p>
          </table:table-cell>
          <table:table-cell table:style-name="ce3"/>
          <table:table-cell/>
          <table:table-cell office:value-type="string">
            <text:p>Deteriorada --- <text:s/>Inhabitable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4-A-3</text:p>
          </table:table-cell>
          <table:table-cell table:style-name="ce7" office:value-type="string">
            <text:p>4</text:p>
          </table:table-cell>
          <table:table-cell table:style-name="ce3"/>
          <table:table-cell/>
          <table:table-cell office:value-type="string">
            <text:p>Deteriorada --- <text:s/>Acumulación suciedad en vivienda (Diógenes)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4-A-3</text:p>
          </table:table-cell>
          <table:table-cell table:style-name="ce7" office:value-type="string">
            <text:p>5</text:p>
          </table:table-cell>
          <table:table-cell table:style-name="ce3"/>
          <table:table-cell/>
          <table:table-cell office:value-type="string">
            <text:p>Deteriorada --- <text:s/>Insalubre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4-A-3</text:p>
          </table:table-cell>
          <table:table-cell table:style-name="ce7" office:value-type="string">
            <text:p>6</text:p>
          </table:table-cell>
          <table:table-cell table:style-name="ce3"/>
          <table:table-cell/>
          <table:table-cell office:value-type="string">
            <text:p>Deteriorada --- <text:s/>Hacinamiento.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4-A-4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Barreras arquitectónica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4-A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barreras / No procede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A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Con barreras que no suponen grave problema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4-A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Barreras que suponen un grave problema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4-A-5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Equipamiento de la viviend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4-A-5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ispone de equipamiento adecuado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A-5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Falta algún equipamiento, o está deteriorado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4-A-5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arece de equipamiento básico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4-A-6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<text:s/>Suministro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4-A-6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ispone de suministros adecuado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A-6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Falta algún suministro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4-A-6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arece de suministros básicos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4-A-6</text:p>
          </table:table-cell>
          <table:table-cell/>
          <table:table-cell office:value-type="string">
            <text:p><text:s text:c="2"/>DIMENSIÓN 4.B.- ALOJAMIENTO COLECTIVO INSTITUCIONAL.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4-B-1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Disponibilidad de vivienda o alojamiento particular familiar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4-B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ispone / No procede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B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odría disponer si lo precisara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4-B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dispone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4-B-2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Condiciones de habitabilidad de la vivienda o alojamiento disponible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4-B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Condiciones adecuada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B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Cierto deterioro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4-B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Deteriorada <text:s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 text:c="2"/>DIMENSIÓN 4.C.- SIN ALOJAMIENTO O EN ALOJAMIENTOS EXCLUSORES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4-C-1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Pernoctas en la vía pública en situación de calle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4-C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Menos de 15 noches al mes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C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Habituales: de 15 a 20 noches al mes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4-C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asi todas las noches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4-C-2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Movilidad territorial en situación de calle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4-C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cambios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C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Cambios intermitentes, dependiendo de la época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4-C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ersonas en continua movilidad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4-C-3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Condiciones del alojamiento en infraviviend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4-C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Inseguridad física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C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Alojamiento móvil, itinerante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4-C-4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Pérdida de alojamient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4-C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Pérdida repentina de alojamiento: --- Emergencia ordinaria (incendio, inundación, etc.)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4-C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érdida repentina de alojamiento: --- Expulsión de alojamiento familiar particular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4-C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érdida repentina de alojamiento: --- Abandona o escapa del alojamiento familiar particular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4-C-4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Pérdida repentina de alojamiento: --- Expulsión de alojamiento institucional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4-C-4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Pérdida repentina de alojamiento: --- Abandona o escapa del alojamiento institucional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4-C-4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Pérdida repentina de alojamiento: --- Otro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C-4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Pérdida anunciada del alojamiento o vivienda: --- Desahucio de la vivienda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C-4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Pérdida anunciada del alojamiento o vivienda: --- Pérdida de alojamiento en alquiler protegido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C-4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Pérdida anunciada del alojamiento o vivienda: --- Cumplimiento de orden de alejamiento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C-4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Pérdida anunciada del alojamiento o vivienda: --- Finalización de la estancia en establecimiento institucional por: <text:s/>Fin del plazo: Servicios de acogida de corta y media estancia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C-4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Pérdida anunciada del alojamiento o vivienda: --- Finalización de la estancia en establecimiento institucional por: <text:s/>Por mayoría de edad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C-4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Pérdida anunciada del alojamiento o vivienda: --- Finalización de la estancia en establecimiento institucional por: <text:s/>Expulsión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C-4</text:p>
          </table:table-cell>
          <table:table-cell table:style-name="ce7" office:value-type="string">
            <text:p>13</text:p>
          </table:table-cell>
          <table:table-cell table:number-columns-repeated="2"/>
          <table:table-cell office:value-type="string">
            <text:p>Pérdida anunciada del alojamiento o vivienda: --- Finalización de la estancia en establecimiento institucional por: <text:s/>Finalización de periodo de condena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C-4</text:p>
          </table:table-cell>
          <table:table-cell table:style-name="ce7" office:value-type="string">
            <text:p>14</text:p>
          </table:table-cell>
          <table:table-cell table:number-columns-repeated="2"/>
          <table:table-cell office:value-type="string">
            <text:p>Pérdida anunciada del alojamiento o vivienda: --- Finalización de la estancia en establecimiento institucional por: <text:s/>Finalización de periodo de internamiento en establecimiento sanitario por orden judicial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4-C-4</text:p>
          </table:table-cell>
          <table:table-cell table:style-name="ce7" office:value-type="string">
            <text:p>15</text:p>
          </table:table-cell>
          <table:table-cell table:number-columns-repeated="2"/>
          <table:table-cell office:value-type="string">
            <text:p>Pérdida anunciada del alojamiento o vivienda: --- Finalización de la estancia en establecimiento institucional por: <text:s/>Otros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5. VÍNCULOS AFECTIVOS Y RECEPCIÓN DE APOYO SOCIAL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5-1</text:p>
          </table:table-cell>
          <table:table-cell table:style-name="ce7"/>
          <table:table-cell office:value-type="float" office:value="10">
            <text:p>10</text:p>
          </table:table-cell>
          <table:table-cell office:value-type="string">
            <text:p>Disponibilidad de relaciones y vínculos afectivo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5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ispone de relaciones y fuertes vínculos afectivos con, al menos, 8 persona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5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spone de escasas relaciones y vínculos afectivos con menos de 8 personas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5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arece de vínculos afectivos. <text:s text:c="150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5-2</text:p>
          </table:table-cell>
          <table:table-cell table:style-name="ce7"/>
          <table:table-cell office:value-type="float" office:value="11">
            <text:p>11</text:p>
          </table:table-cell>
          <table:table-cell office:value-type="string">
            <text:p>Recepción de apoyo social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5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Recibe suficiente apoyo social, o no lo precisa. --- De contenido materi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5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Recibe suficiente apoyo social, o no lo precisa. --- De contenido instrument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5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Recibe suficiente apoyo social, o no lo precisa. --- De contenido cognitiv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5-2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Recibe suficiente apoyo social, o no lo precisa. --- De contenido emocion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5-2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Recibe insuficiente apoyo social --- De contenido materi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5-2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Recibe insuficiente apoyo social --- De contenido instrument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5-2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Recibe insuficiente apoyo social --- De contenido cognitiv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5-2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Recibe insuficiente apoyo social --- De contenido emocion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5-2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No recibe apoyo social --- De contenido materi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5-2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No recibe apoyo social --- De contenido instrument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5-2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No recibe apoyo social --- De contenido cognitiv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5-2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No recibe apoyo social --- De contenido emocion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5-3</text:p>
          </table:table-cell>
          <table:table-cell table:style-name="ce7"/>
          <table:table-cell office:value-type="float" office:value="12">
            <text:p>12</text:p>
          </table:table-cell>
          <table:table-cell office:value-type="string">
            <text:p>Apoyo social de redes primarias: familiares y no familiare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5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Cuenta con redes primarias de apoyo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5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ersona con escasas redes primarias. Apoyo limitado o intermitente --- Saturación de las redes de apoyo familiar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5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ersona con escasas redes primarias. Apoyo limitado o intermitente --- Apoyo temporal y rotatori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5-3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Persona con escasas redes primarias. Apoyo limitado o intermitente --- Falta de interés de la red familiar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5-3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Persona con escasas redes primarias. Apoyo limitado o intermitente --- Separación de la familia por emigració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5-3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Persona con escasas redes primarias. Apoyo limitado o intermitente --- Distanciamiento por orden de alejamient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5-3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Persona con escasas redes primarias. Apoyo limitado o intermitente --- Disponde de relaciones con personas que no pueden ofrecer apoyo debido a sus propios problema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5-3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Carece de redes primarias de apoyo social --- Sus familiares y amistades no conforman una red de apoyo: <text:s/>Imposibilidad para ofrecer apoy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5-3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Carece de redes primarias de apoyo social --- Sus familiares y amistades no conforman una red de apoyo: <text:s/>Son personas que la rechaza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5-3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Carece de redes primarias de apoyo social --- Sus familiares y amistades no conforman una red de apoyo: <text:s/>Están desvinculada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5-3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Carece de redes primarias de apoyo social --- Carece de familiares y amistade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5-3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Carece de redes primarias de apoyo social ---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5-4</text:p>
          </table:table-cell>
          <table:table-cell table:style-name="ce7"/>
          <table:table-cell office:value-type="float" office:value="13">
            <text:p>13</text:p>
          </table:table-cell>
          <table:table-cell office:value-type="string">
            <text:p>Apoyo social de redes secundarias comunitaria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string">
            <text:p>5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Cuenta con redes secundarias comunitarias de apoyo, formadas por: --- Voluntariad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string">
            <text:p>5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Cuenta con redes secundarias comunitarias de apoyo, formadas por: --- Pequeño y mediano comerci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string">
            <text:p>5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uenta con redes secundarias comunitarias de apoyo, formadas por: --- Asociaciones culturales, religiosas, deportiva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string">
            <text:p>5-4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Cuenta con redes secundarias comunitarias de apoyo, formadas por: --- Profesionales, personal de servicios o de acción social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string">
            <text:p>5-4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Cuenta con redes secundarias comunitarias de apoyo, formadas por: --- Organizaciones asociativas de carácter soci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string">
            <text:p>5-4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Cuenta con redes secundarias comunitarias de apoyo, formadas por: --- Otro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5-4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Fragilidad de vínculos con redes secundarias comunitarias de apoyo, formadas por: --- Voluntariad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5-4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Fragilidad de vínculos con redes secundarias comunitarias de apoyo, formadas por: --- Pequeño y mediano comerci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5-4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Fragilidad de vínculos con redes secundarias comunitarias de apoyo, formadas por: --- Asociaciones culturales, religiosas, deportiva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5-4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Fragilidad de vínculos con redes secundarias comunitarias de apoyo, formadas por: --- Profesionales, personal de servicios o de acción social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5-4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Fragilidad de vínculos con redes secundarias comunitarias de apoyo, formadas por: --- Organizaciones asociativas de carácter soci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5-4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Fragilidad de vínculos con redes secundarias comunitarias de apoyo, formadas por: --- Otro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5-4</text:p>
          </table:table-cell>
          <table:table-cell table:style-name="ce7" office:value-type="string">
            <text:p>13</text:p>
          </table:table-cell>
          <table:table-cell table:number-columns-repeated="2"/>
          <table:table-cell office:value-type="string">
            <text:p>No cuenta con red secundaria comunitaria de apoyo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5-5</text:p>
          </table:table-cell>
          <table:table-cell table:style-name="ce7"/>
          <table:table-cell office:value-type="float" office:value="14">
            <text:p>14</text:p>
          </table:table-cell>
          <table:table-cell office:value-type="string">
            <text:p>Apoyo social de redes secundarias institucionale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5-5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ispone de red secundaria institucional de apoyo / No lo precisa <text:s/>--- Persona con red social y apoyo institucional continuad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5-5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spone de red secundaria institucional de apoyo / No lo precisa <text:s/>--- Persona con apoyo institucional restrictivo de libertad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5-5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Dispone de red secundaria institucional de apoyo / No lo precisa <text:s/>--- No precisa apoy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5-5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Escasa atención de redes secundarias institucionales: --- Apoyo institucional excepcional: situaciones de peligro de integridad física y psíquic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5-5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Escasa atención de redes secundarias institucionales: --- Apoyo institucional no continuado: en episodios de atención soci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5-5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No cuenta con redes secundarias institucionales de apoyo <text:s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6. SITUACIÓN RELACIONAL CONVIVENCIAL, PERSONAL, FAMILIAR.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6-1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Situación relacional en el ámbito de la convivenci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6-1-1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Para grupo de convivencia con vínculo familiar o afectiv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6-1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Relaciones positiva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1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eterioro de las relaciones --- Dificultad para el diálog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1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Deterioro de las relaciones --- Discusiones frecuente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1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Deterioro de las relaciones --- Conflicto de role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1-1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Deterioro de las relaciones --- Conductas autoritarias, negligente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6-1-1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Desajuste y conflicto: --- Violencia y tensión continuad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1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Desajuste y conflicto: --- Abandono en centros institucionales: menores o adultos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style-name="ce7" office:value-type="string">
            <text:p>6-1-1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Desajuste y conflicto: --- Maltrato: Físic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6-1-1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Desajuste y conflicto: --- Maltrato: Emocional y psicológic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6-1-1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Desajuste y conflicto: --- Maltrato: Material-económic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6-1-1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Desajuste y conflicto: --- Abuso o agresión sexual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6-1-1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Desajuste y conflicto: --- Abandono del hogar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1</text:p>
          </table:table-cell>
          <table:table-cell table:style-name="ce7" office:value-type="string">
            <text:p>13</text:p>
          </table:table-cell>
          <table:table-cell table:number-columns-repeated="2"/>
          <table:table-cell office:value-type="string">
            <text:p>Desajuste y conflicto: --- Expulsión del hogar o fug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1</text:p>
          </table:table-cell>
          <table:table-cell table:style-name="ce7" office:value-type="string">
            <text:p>14</text:p>
          </table:table-cell>
          <table:table-cell table:number-columns-repeated="2"/>
          <table:table-cell office:value-type="string">
            <text:p>Desajuste y conflicto: --- Corrupción, explotación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1</text:p>
          </table:table-cell>
          <table:table-cell table:style-name="ce7" office:value-type="string">
            <text:p>15</text:p>
          </table:table-cell>
          <table:table-cell table:number-columns-repeated="2"/>
          <table:table-cell office:value-type="string">
            <text:p>Desajuste y conflicto: --- Embarazo precoz, no deseado, paternidad precoz, inmadurez para asumir responsabilidades parentales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1</text:p>
          </table:table-cell>
          <table:table-cell table:style-name="ce7" office:value-type="string">
            <text:p>16</text:p>
          </table:table-cell>
          <table:table-cell table:number-columns-repeated="2"/>
          <table:table-cell office:value-type="string">
            <text:p>Desajuste y conflicto: --- Cuidado de personas con especial dedicación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1</text:p>
          </table:table-cell>
          <table:table-cell table:style-name="ce7" office:value-type="string">
            <text:p>17</text:p>
          </table:table-cell>
          <table:table-cell table:number-columns-repeated="2"/>
          <table:table-cell office:value-type="string">
            <text:p>Desajuste y conflicto: --- Incapacidad de control de miembros de la unidad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1</text:p>
          </table:table-cell>
          <table:table-cell table:style-name="ce7" office:value-type="string">
            <text:p>18</text:p>
          </table:table-cell>
          <table:table-cell table:number-columns-repeated="2"/>
          <table:table-cell office:value-type="string">
            <text:p>Desajuste y conflicto: --- Enfermedad crónica o aguda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1</text:p>
          </table:table-cell>
          <table:table-cell table:style-name="ce7" office:value-type="string">
            <text:p>19</text:p>
          </table:table-cell>
          <table:table-cell table:number-columns-repeated="2"/>
          <table:table-cell office:value-type="string">
            <text:p>Desajuste y conflicto: --- Historial de desestructuración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1</text:p>
          </table:table-cell>
          <table:table-cell table:style-name="ce7" office:value-type="string">
            <text:p>20</text:p>
          </table:table-cell>
          <table:table-cell table:number-columns-repeated="2"/>
          <table:table-cell office:value-type="string">
            <text:p>Desajuste y conflicto: --- Otras situaciones estresantes.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6-1-1</text:p>
          </table:table-cell>
          <table:table-cell table:style-name="ce7" office:value-type="string">
            <text:p>21</text:p>
          </table:table-cell>
          <table:table-cell table:number-columns-repeated="2"/>
          <table:table-cell office:value-type="string">
            <text:p>No procede. Hogar unipersonal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6-1-2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Para grupo de convivencia institucional o de establecimiento colectiv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6-1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Relaciones adecuadas --- Relaciones cordiales, con personal y resto de personas usuaria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6-1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Relaciones adecuadas --- Actitud educada y respetuos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6-1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Relaciones adecuadas --- No provoca conflictos ni se ve implicado en ello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6-1-2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Relaciones adecuadas --- Acata las normas de convivencia o el régimen institucional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1-2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Dificultades en las relaciones --- Con las personas usuarias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1-2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Dificultades en las relaciones --- Con el personal de la institución o alojamient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2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Desajustes en las relacionales <text:s text:c="22"/>--- Conflictos relacionales graves con las personas usuaria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2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Desajustes en las relacionales <text:s text:c="22"/>--- Conflictos relacionales graves con el personal de la institución o alojamient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2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Desajustes en las relacionales <text:s text:c="22"/>--- Expulsiones continuadas de los recurso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2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Desajustes en las relacionales <text:s text:c="22"/>--- Ha protagonizado agresiones a otras personas usuarias o a personal del servicio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2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Desajustes en las relacionales <text:s text:c="22"/>--- Ha sufrido agresiones de otras personas usuarias o del personal del servicio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2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Desajustes en las relacionales <text:s text:c="22"/>--- Ha protagonizado hurtos a otras personas usuarias o a personal del servicio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2</text:p>
          </table:table-cell>
          <table:table-cell table:style-name="ce7" office:value-type="string">
            <text:p>13</text:p>
          </table:table-cell>
          <table:table-cell table:number-columns-repeated="2"/>
          <table:table-cell office:value-type="string">
            <text:p>Desajustes en las relacionales <text:s text:c="22"/>--- Ha sufrido hurtos de otras personas usuarias o del personal del servicio.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2</text:p>
          </table:table-cell>
          <table:table-cell table:style-name="ce7" office:value-type="string">
            <text:p>14</text:p>
          </table:table-cell>
          <table:table-cell table:number-columns-repeated="2"/>
          <table:table-cell office:value-type="string">
            <text:p>Desajustes en las relacionales <text:s text:c="22"/>--- Fugas, motines, incumplimiento reiterado de normas de convivencia. 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6-1-3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Para personas sin alojamient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6-1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conflictos relacionales con las personas con las que interacciona cotidianamente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1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Con dificultades relacionales <text:s/>--- En el ámbito institucional: dificultades de adaptación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1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on dificultades relacionales <text:s/>--- En el ámbito comunitario: dificultades con vecinos, comerciantes, policía…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3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Desajustes y conflictos relacionales <text:s/>--- Recibir agresiones, palizas, ser objeto de vejación, persecución, agresión sexual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3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Desajustes y conflictos relacionales <text:s/>--- En el ámbito institucional, víctima de agresiones de otra personas usuarias, personal del servicio, hurtos…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3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Desajustes y conflictos relacionales <text:s/>--- Sufre acoso o vejaciones policiales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3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Desajustes y conflictos relacionales <text:s/>--- Situaciones de crispación de la población que transita por su zona de estancia en la calle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3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Desajustes y conflictos relacionales <text:s/>--- Presenta comportamientos agresivo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1-3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Desajustes y conflictos relacionales <text:s/>--- Conflicto con el ámbito institucional del que ha sido expulsada en varias ocasiones.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6-2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Situación de las relaciones con familia extens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6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Relaciones positivas, sin conflicto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eterioro de las relacione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in relación y/o grave conflicto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6-2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No procede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6-3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Situación de las relaciones vecinale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6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Relaciones positivas, sin conflictos relacionales vecinale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eterioro de las relaciones vecinale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onflictos violentos y tensión continua con el vecindario. <text:s text:c="44"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6-3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No procede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6-4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Historia de relaciones de convivencia personal, familiar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Persona que no ha padecido sucesos vitales estresantes ni clima de violencia familiar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6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ersona que ha padecido situaciones vitales estresantes --- Violencia y tensión continuad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ersona que ha padecido situaciones vitales estresantes --- Abandono en centros institucionales: menores o adulto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6-4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Persona que ha padecido situaciones vitales estresantes --- Maltrato: Físic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6-4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Persona que ha padecido situaciones vitales estresantes --- Maltrato: Emocional y psicológic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6-4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Persona que ha padecido situaciones vitales estresantes --- Maltrato: Material-económic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6-4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Persona que ha padecido situaciones vitales estresantes --- Abuso o agresión sexual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6-4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Persona que ha padecido situaciones vitales estresantes --- Abandono del hogar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Persona que ha padecido situaciones vitales estresantes --- Expulsión del hogar o fug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Persona que ha padecido situaciones vitales estresantes --- Corrupción, explotación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Persona que ha padecido situaciones vitales estresantes --- Embarazo precoz, no deseado, paternidad precoz, inmadurez para asumir responsabilidades parentales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Persona que ha padecido situaciones vitales estresantes --- Cuidado de personas con especial dedicación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13</text:p>
          </table:table-cell>
          <table:table-cell table:number-columns-repeated="2"/>
          <table:table-cell office:value-type="string">
            <text:p>Persona que ha padecido situaciones vitales estresantes --- Incapacidad de control de miembros de la unidad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14</text:p>
          </table:table-cell>
          <table:table-cell table:number-columns-repeated="2"/>
          <table:table-cell office:value-type="string">
            <text:p>Persona que ha padecido situaciones vitales estresantes --- Enfermedad crónica o aguda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15</text:p>
          </table:table-cell>
          <table:table-cell table:number-columns-repeated="2"/>
          <table:table-cell office:value-type="string">
            <text:p>Persona que ha padecido situaciones vitales estresantes --- Historial de desestructuración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16</text:p>
          </table:table-cell>
          <table:table-cell table:number-columns-repeated="2"/>
          <table:table-cell office:value-type="string">
            <text:p>Persona que ha padecido situaciones vitales estresantes --- Otras situaciones estresantes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6-4</text:p>
          </table:table-cell>
          <table:table-cell table:style-name="ce7" office:value-type="string">
            <text:p>17</text:p>
          </table:table-cell>
          <table:table-cell table:number-columns-repeated="2"/>
          <table:table-cell office:value-type="string">
            <text:p>Persona con historia marcada por sucesos vitales estresantes --- Violencia y tensión continuad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18</text:p>
          </table:table-cell>
          <table:table-cell table:number-columns-repeated="2"/>
          <table:table-cell office:value-type="string">
            <text:p>Persona con historia marcada por sucesos vitales estresantes --- Abandono en centros institucionales: menores o adultos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style-name="ce7" office:value-type="string">
            <text:p>6-4</text:p>
          </table:table-cell>
          <table:table-cell table:style-name="ce7" office:value-type="string">
            <text:p>19</text:p>
          </table:table-cell>
          <table:table-cell table:number-columns-repeated="2"/>
          <table:table-cell office:value-type="string">
            <text:p>Persona con historia marcada por sucesos vitales estresantes --- Maltrato: Físic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6-4</text:p>
          </table:table-cell>
          <table:table-cell table:style-name="ce7" office:value-type="string">
            <text:p>20</text:p>
          </table:table-cell>
          <table:table-cell table:number-columns-repeated="2"/>
          <table:table-cell office:value-type="string">
            <text:p>Persona con historia marcada por sucesos vitales estresantes --- Maltrato: Emocional y psicológic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6-4</text:p>
          </table:table-cell>
          <table:table-cell table:style-name="ce7" office:value-type="string">
            <text:p>21</text:p>
          </table:table-cell>
          <table:table-cell table:number-columns-repeated="2"/>
          <table:table-cell office:value-type="string">
            <text:p>Persona con historia marcada por sucesos vitales estresantes --- Maltrato: Material-económic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6-4</text:p>
          </table:table-cell>
          <table:table-cell table:style-name="ce7" office:value-type="string">
            <text:p>22</text:p>
          </table:table-cell>
          <table:table-cell table:number-columns-repeated="2"/>
          <table:table-cell office:value-type="string">
            <text:p>Persona con historia marcada por sucesos vitales estresantes --- Abuso o agresión sexual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6-4</text:p>
          </table:table-cell>
          <table:table-cell table:style-name="ce7" office:value-type="string">
            <text:p>23</text:p>
          </table:table-cell>
          <table:table-cell table:number-columns-repeated="2"/>
          <table:table-cell office:value-type="string">
            <text:p>Persona con historia marcada por sucesos vitales estresantes --- Abandono del hogar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24</text:p>
          </table:table-cell>
          <table:table-cell table:number-columns-repeated="2"/>
          <table:table-cell office:value-type="string">
            <text:p>Persona con historia marcada por sucesos vitales estresantes --- Expulsión del hogar o fug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25</text:p>
          </table:table-cell>
          <table:table-cell table:number-columns-repeated="2"/>
          <table:table-cell office:value-type="string">
            <text:p>Persona con historia marcada por sucesos vitales estresantes --- Corrupción, explotación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26</text:p>
          </table:table-cell>
          <table:table-cell table:number-columns-repeated="2"/>
          <table:table-cell office:value-type="string">
            <text:p>Persona con historia marcada por sucesos vitales estresantes --- Embarazo precoz, no deseado, paternidad precoz, inmadurez para asumir responsabilidades parentales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27</text:p>
          </table:table-cell>
          <table:table-cell table:number-columns-repeated="2"/>
          <table:table-cell office:value-type="string">
            <text:p>Persona con historia marcada por sucesos vitales estresantes --- Cuidado de personas con especial dedicación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28</text:p>
          </table:table-cell>
          <table:table-cell table:number-columns-repeated="2"/>
          <table:table-cell office:value-type="string">
            <text:p>Persona con historia marcada por sucesos vitales estresantes --- Incapacidad de control de miembros de la unidad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29</text:p>
          </table:table-cell>
          <table:table-cell table:number-columns-repeated="2"/>
          <table:table-cell office:value-type="string">
            <text:p>Persona con historia marcada por sucesos vitales estresantes --- Enfermedad crónica o aguda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30</text:p>
          </table:table-cell>
          <table:table-cell table:number-columns-repeated="2"/>
          <table:table-cell office:value-type="string">
            <text:p>Persona con historia marcada por sucesos vitales estresantes --- Historial de desestructuración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6-4</text:p>
          </table:table-cell>
          <table:table-cell table:style-name="ce7" office:value-type="string">
            <text:p>31</text:p>
          </table:table-cell>
          <table:table-cell table:number-columns-repeated="2"/>
          <table:table-cell office:value-type="string">
            <text:p>Persona con historia marcada por sucesos vitales estresantes --- Otras situaciones estresantes.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7. ORGANIZACIÓN DE LA VIDA COTIDIANA.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 text:c="2"/>DIMENSIÓN 7A. ORGANIZACIÓN DE LA VIDA COTIDIANA EN EL GRUPO DE CONVIVENCIA FAMILIAR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7-A-1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Organización de la alimentación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7-A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dificulta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7-A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alguna dificultad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7-A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bastantes dificultades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7-A-2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Organización de la higiene personal / familiar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7-A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dificulta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7-A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alguna dificultad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7-A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bastantes dificultades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7-A-3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Organización en la higiene de la viviend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7-A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dificulta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7-A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alguna dificultad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7-A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bastantes dificultades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7-A-4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Organización en la administración económic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7-A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dificulta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7-A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alguna dificultad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7-A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bastantes dificultades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7-A-5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Organización en el reparto de las tareas doméstica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7-A-5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dificulta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7-A-5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alguna dificultad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7-A-5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bastantes dificultades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7-A-6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Organización de la atención y educación de miembros vulnerable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7-A-6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dificulta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7-A-6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alguna dificultad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7-A-6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bastantes dificultades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7-A-7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Organización en el reparto de las responsabilidades familiare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7-A-7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dificulta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7-A-7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alguna dificultad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7-A-7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bastantes dificultades <text:s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 text:c="2"/>DIMENSIÓN 7B. ORGANIZACIÓN DE LA VIDA COTIDIANA DE PERSONAS SIN GRUPO DE CONVIVENCIA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7-B-1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Alimentación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7-B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dificulta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7-B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alguna dificultad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7-B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bastantes dificultades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7-B-2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Higiene personal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7-B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dificulta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7-B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alguna dificultad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7-B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bastantes dificultades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7-B-3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Higiene de la viviend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7-B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dificulta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7-B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alguna dificultad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7-B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bastantes dificultades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7-B-3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No procede (sin alojamiento)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7-B-4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Cuidados para la salud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7-B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dificulta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7-B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alguna dificultad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7-B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bastantes dificultades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7-B-5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Administración económic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7-B-5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dificulta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7-B-5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alguna dificultad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7-B-5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bastantes dificultades <text:s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8. RELACIONES CONVIVENCIALES EN OTROS CONTEXTOS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8-1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Convivencia escolar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8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problema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8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Con dificultades de convivencia --- Por escolarización conflictiv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8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on dificultades de convivencia --- Por problemas de aptitud del menor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8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Con dificultades de convivencia --- Por actitud negativa, del menor o de la famili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8-1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Con problemas de convivencia --- Graves desajustes relacionales en el centro educativ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8-1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Con problemas de convivencia --- Problemas psicológicos o de conduct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8-1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Con problemas de convivencia --- Bullying: víctim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8-1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Con problemas de convivencia --- Bullying: agresor/a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8-2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Convivencia laboral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8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problema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8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Con dificultades de convivencia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8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on problemas graves de convivencia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8-3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Convivencia en otros contextos formativos o de cualificación profesional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8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problema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8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Con dificultades de convivencia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8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on problemas graves de convivencia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8-4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Convivencia en servicios sociales con estancia de dí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8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problema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8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Con dificultades de convivencia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8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on problemas graves de convivencia <text:s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SITUACIÓN JURÍDICO - ADMINISTRATIVA: Ámbito convivencial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5</text:p>
          </table:table-cell>
          <table:table-cell/>
          <table:table-cell office:value-type="string">
            <text:p>T.4</text:p>
          </table:table-cell>
          <table:table-cell office:value-type="string">
            <text:p>Derecho a una vivienda digna y adecuad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-5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isfruta del derecho a una vivienda digna y adecuada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-5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es para el disfrute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-5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disfruta del derecho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6</text:p>
          </table:table-cell>
          <table:table-cell/>
          <table:table-cell office:value-type="string">
            <text:p>T.5</text:p>
          </table:table-cell>
          <table:table-cell office:value-type="string">
            <text:p>Derecho de alimentos entre familiares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3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office:value-type="string">
            <text:p>T-6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e beneficia: --- Por sentencia judicial.</text:p>
          </table:table-cell>
          <table:table-cell table:number-columns-repeated="1009"/>
        </table:table-row>
        <table:table-row table:style-name="ro3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T-6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Se beneficia: --- Aún sin tenerlo reconocido judicialmente.</text:p>
          </table:table-cell>
          <table:table-cell table:number-columns-repeated="1009"/>
        </table:table-row>
        <table:table-row table:style-name="ro3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office:value-type="string">
            <text:p>T-6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in reconocimiento judicial. Parientes que se lo prestan esporádica o parcialmente. <text:s/></text:p>
          </table:table-cell>
          <table:table-cell table:number-columns-repeated="1009"/>
        </table:table-row>
        <table:table-row table:style-name="ro3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office:value-type="string">
            <text:p>T-6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No se beneficia. --- No cuenta con parientes a quienes poder reclamar.</text:p>
          </table:table-cell>
          <table:table-cell table:number-columns-repeated="1009"/>
        </table:table-row>
        <table:table-row table:style-name="ro3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office:value-type="string">
            <text:p>T-6</text:p>
          </table:table-cell>
          <table:table-cell table:style-name="ce7" office:value-type="string">
            <text:p>5</text:p>
          </table:table-cell>
          <table:table-cell table:style-name="ce3"/>
          <table:table-cell/>
          <table:table-cell office:value-type="string">
            <text:p>No se beneficia. --- No lo ha reclamado judicialmente, a pesar de que existen parientes con obligación.</text:p>
          </table:table-cell>
          <table:table-cell table:number-columns-repeated="1009"/>
        </table:table-row>
        <table:table-row table:style-name="ro3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table:style-name="ce6"/>
          <table:table-cell office:value-type="string">
            <text:p>T-6</text:p>
          </table:table-cell>
          <table:table-cell table:style-name="ce7" office:value-type="string">
            <text:p>6</text:p>
          </table:table-cell>
          <table:table-cell table:style-name="ce3"/>
          <table:table-cell/>
          <table:table-cell office:value-type="string">
            <text:p>No se beneficia. --- Reclamación de alimentos en trámite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6</text:p>
          </table:table-cell>
          <table:table-cell table:style-name="ce7" office:value-type="string">
            <text:p>7</text:p>
          </table:table-cell>
          <table:table-cell table:style-name="ce3"/>
          <table:table-cell/>
          <table:table-cell office:value-type="string">
            <text:p>No procede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7</text:p>
          </table:table-cell>
          <table:table-cell/>
          <table:table-cell table:style-name="ce3" office:value-type="string">
            <text:p>T.6</text:p>
          </table:table-cell>
          <table:table-cell office:value-type="string">
            <text:p>Declaración de incapacidad de mayores de edad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-7</text:p>
          </table:table-cell>
          <table:table-cell table:style-name="ce7" office:value-type="string">
            <text:p>1</text:p>
          </table:table-cell>
          <table:table-cell table:style-name="ce3"/>
          <table:table-cell/>
          <table:table-cell office:value-type="string">
            <text:p>Cuenta con declaración de incapacidad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-7</text:p>
          </table:table-cell>
          <table:table-cell table:style-name="ce7" office:value-type="string">
            <text:p>2</text:p>
          </table:table-cell>
          <table:table-cell table:style-name="ce3"/>
          <table:table-cell/>
          <table:table-cell office:value-type="string">
            <text:p>Declaración en tramitación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-7</text:p>
          </table:table-cell>
          <table:table-cell table:style-name="ce7" office:value-type="string">
            <text:p>3</text:p>
          </table:table-cell>
          <table:table-cell table:style-name="ce3"/>
          <table:table-cell/>
          <table:table-cell office:value-type="string">
            <text:p>Sin iniciarse el procedimiento. Se valora causa posible de declaración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7</text:p>
          </table:table-cell>
          <table:table-cell table:style-name="ce7" office:value-type="string">
            <text:p>4</text:p>
          </table:table-cell>
          <table:table-cell table:style-name="ce3"/>
          <table:table-cell/>
          <table:table-cell office:value-type="string">
            <text:p>No procede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8</text:p>
          </table:table-cell>
          <table:table-cell/>
          <table:table-cell table:style-name="ce3" office:value-type="string">
            <text:p>T.7</text:p>
          </table:table-cell>
          <table:table-cell office:value-type="string">
            <text:p>Figuras de protección acordadas para la guarda y protección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string">
            <text:p>-</text:p>
          </table:table-cell>
          <table:table-cell/>
          <table:table-cell office:value-type="string">
            <text:p>T-8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Patria potestad prorrogada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string">
            <text:p>-</text:p>
          </table:table-cell>
          <table:table-cell/>
          <table:table-cell office:value-type="string">
            <text:p>T-8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atria potestad rehabilitada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string">
            <text:p>-</text:p>
          </table:table-cell>
          <table:table-cell/>
          <table:table-cell office:value-type="string">
            <text:p>T-8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Tutela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string">
            <text:p>-</text:p>
          </table:table-cell>
          <table:table-cell/>
          <table:table-cell office:value-type="string">
            <text:p>T-8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Curatela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string">
            <text:p>-</text:p>
          </table:table-cell>
          <table:table-cell/>
          <table:table-cell office:value-type="string">
            <text:p>T-8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Defensas judiciales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string">
            <text:p>-</text:p>
          </table:table-cell>
          <table:table-cell/>
          <table:table-cell office:value-type="string">
            <text:p>T-8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No procede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9</text:p>
          </table:table-cell>
          <table:table-cell/>
          <table:table-cell office:value-type="string">
            <text:p>T.8</text:p>
          </table:table-cell>
          <table:table-cell office:value-type="string">
            <text:p>Ejercicio de las funciones de protección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-9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Cumplimiento adecuado. 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-9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eficiencias en la protección de la persona o sus bienes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-9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Incumplimiento, desentendimiento de la persona o bienes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9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No procede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10</text:p>
          </table:table-cell>
          <table:table-cell/>
          <table:table-cell office:value-type="string">
            <text:p>T.9</text:p>
          </table:table-cell>
          <table:table-cell office:value-type="string">
            <text:p>Protección de menores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-10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Tutela o guarda de menores --- Menor extranjero no acompañado, protegid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-10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Menor en situación de riesgo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-10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Menor en situación de desprotección, sin medidas protectoras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10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No procede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11</text:p>
          </table:table-cell>
          <table:table-cell/>
          <table:table-cell office:value-type="string">
            <text:p>T.10</text:p>
          </table:table-cell>
          <table:table-cell office:value-type="string">
            <text:p>Protección de personas víctimas de violencia doméstic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-1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Con orden de protección que surte los efectos deseados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-1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Existe orden de protección, pero se mantiene una situación de riesgo para la víctima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-1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in orden de protección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1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No procede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T-12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Separación o divorci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T-1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eparación o divorcio de derecho en el que se cumple lo pactado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T-1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Separación o divorcio en tramitación judicial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T-1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Dificultades en la separación o divorcio --- La otra parte incumple lo pactado en el convenio regulador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T-12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Dificultades en la separación o divorcio --- Incumple la persona objeto de valoración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T-12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Dificultades en la separación o divorcio --- Separación de hecho, pero sin iniciar tramitación legal.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T-12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No procede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T-13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Guarda y custodia de hijos e hija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-</text:p>
          </table:table-cell>
          <table:table-cell/>
          <table:table-cell office:value-type="string">
            <text:p>T-1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La ostenta la persona valorada. <text:s/>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-</text:p>
          </table:table-cell>
          <table:table-cell/>
          <table:table-cell office:value-type="string">
            <text:p>T-1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La ostenta la otra parte. <text:s/>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-</text:p>
          </table:table-cell>
          <table:table-cell/>
          <table:table-cell office:value-type="string">
            <text:p>T-1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ustodia compartida. <text:s/>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-</text:p>
          </table:table-cell>
          <table:table-cell/>
          <table:table-cell office:value-type="string">
            <text:p>T-13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La ostenta otra persona. --- Familia extensa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-</text:p>
          </table:table-cell>
          <table:table-cell/>
          <table:table-cell office:value-type="string">
            <text:p>T-13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La ostenta otra persona. --- Custodia administrativa: Familia extensa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-</text:p>
          </table:table-cell>
          <table:table-cell/>
          <table:table-cell office:value-type="string">
            <text:p>T-13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La ostenta otra persona. --- Custodia administrativa: Acogimiento familiar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-</text:p>
          </table:table-cell>
          <table:table-cell/>
          <table:table-cell office:value-type="string">
            <text:p>T-13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La ostenta otra persona. --- Custodia administrativa: Pisos de protección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-</text:p>
          </table:table-cell>
          <table:table-cell/>
          <table:table-cell office:value-type="string">
            <text:p>T-13</text:p>
          </table:table-cell>
          <table:table-cell table:number-columns-repeated="3"/>
          <table:table-cell office:value-type="string">
            <text:p>La ostenta otra persona. --- Custodia administrativa: Otros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T-14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Cumplimiento de obligaciones relativas a guarda y custodia de hijos e hija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T-1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Cumplimiento de responsabilidades de ambos progenitore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T-1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Cumplimiento intermitente o limitado de lo pactado: --- Persona valorada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T-1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umplimiento intermitente o limitado de lo pactado: --- La otra parte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T-14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Cumplimiento intermitente o limitado de lo pactado: --- Ambas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T-14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Incumplimiento frecuente y generalizado de lo pactado: --- Persona valorada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T-14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Incumplimiento frecuente y generalizado de lo pactado: --- La otra parte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T-14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Incumplimiento frecuente y generalizado de lo pactado: --- Ambas.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T-14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No procede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T-15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Derecho a relacionarse con ambos progenitore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T-15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e está disfrutando del derecho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T-15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Incumplimiento de régimen de visita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T-15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in disfrutarlo, sin regularizar mediante convenio regulador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T-15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No procede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T-16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Ejercicio de la patria potestad con hijos e hijas menore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T-16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Ostenta y ejerce adecuadamente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T-16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Suspensión de la patria potesta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T-16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ivación de la patria potestad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T-16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No procede <text:s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AMBITO VITAL: <text:s/>3. Personal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9. COMPETENCIAS - HABILIDADES SOCIALES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9.A <text:s/>COMPETENCIA SOCIAL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9-A-1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Habilidades básicas de interacción y comunicación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-A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-A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-A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9-A-2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Asertividad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9-A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9-A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9-A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9-A-3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Expresión de sentimiento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9-A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9-A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9-A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9-A-4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Habilidades de resolución de conflictos. Manejo de alternativas a la agresión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9-A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3"/>--- Búsqueda de alternativas/ soluciones, negociación,…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9-A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esempeño y puesta en práctica. <text:s text:c="53"/>--- Evitación, con conciencia de las consecuencias negativas de su comportamient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9-A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9-A-4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No se manifiesta un desempeño adecuado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9-A-5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Tolerancia a la frustración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9-A-5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9-A-5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9-A-5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un desempeño adecuado. <text:s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9.B <text:s/>COMPETENCIA COGNITIVA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9-B-1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Competencias cognitivas básicas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-B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--- Comprensión y expresión del lenguaje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-B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esempeño y puesta en práctica. --- Capacidad de memoria (corto, medio y largo plazo)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-B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Desempeño y puesta en práctica. --- Capacidad para mantener la atención y concentración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-B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Desempeño y puesta en práctica. --- Habilidades de auto observación y determinación de <text:s/>necesidades propia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-B-1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Desempeño y puesta en práctica. --- Habilidades de observación y determinación de <text:s/>necesidades de tercer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-B-1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Desempeño y puesta en práctica. --- Capacidad de analizar con realismo su situación 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-B-1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Desempeño y puesta en práctica. --- Procedimiento de atribución de causalidad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9-B-1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Dificultad y escaso desempeño. <text:s text:c="87"/>--- Comprensión y expresión del lenguaje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9-B-1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Dificultad y escaso desempeño. <text:s text:c="87"/>--- Capacidad de memoria (corto, medio y largo plazo)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9-B-1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Dificultad y escaso desempeño. <text:s text:c="87"/>--- Capacidad para mantener la atención y concentración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9-B-1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Dificultad y escaso desempeño. <text:s text:c="87"/>--- Habilidades de auto observación y determinación de <text:s/>necesidades propia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9-B-1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Dificultad y escaso desempeño. <text:s text:c="87"/>--- Habilidades de observación y determinación de <text:s/>necesidades de tercer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9-B-1</text:p>
          </table:table-cell>
          <table:table-cell table:style-name="ce7" office:value-type="string">
            <text:p>13</text:p>
          </table:table-cell>
          <table:table-cell table:number-columns-repeated="2"/>
          <table:table-cell office:value-type="string">
            <text:p>Dificultad y escaso desempeño. <text:s text:c="87"/>--- Capacidad de analizar con realismo su situación 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9-B-1</text:p>
          </table:table-cell>
          <table:table-cell table:style-name="ce7" office:value-type="string">
            <text:p>14</text:p>
          </table:table-cell>
          <table:table-cell table:number-columns-repeated="2"/>
          <table:table-cell office:value-type="string">
            <text:p>Dificultad y escaso desempeño. <text:s text:c="87"/>--- Procedimiento de atribución de causalidad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9-B-1</text:p>
          </table:table-cell>
          <table:table-cell table:style-name="ce7" office:value-type="string">
            <text:p>15</text:p>
          </table:table-cell>
          <table:table-cell table:number-columns-repeated="2"/>
          <table:table-cell office:value-type="string">
            <text:p>No se manifiesta el desempeño. --- Comprensión y expresión del lenguaje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9-B-1</text:p>
          </table:table-cell>
          <table:table-cell table:style-name="ce7" office:value-type="string">
            <text:p>16</text:p>
          </table:table-cell>
          <table:table-cell table:number-columns-repeated="2"/>
          <table:table-cell office:value-type="string">
            <text:p>No se manifiesta el desempeño. --- Capacidad de memoria (corto, medio y largo plazo)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9-B-1</text:p>
          </table:table-cell>
          <table:table-cell table:style-name="ce7" office:value-type="string">
            <text:p>17</text:p>
          </table:table-cell>
          <table:table-cell table:number-columns-repeated="2"/>
          <table:table-cell office:value-type="string">
            <text:p>No se manifiesta el desempeño. --- Capacidad para mantener la atención y concentración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9-B-1</text:p>
          </table:table-cell>
          <table:table-cell table:style-name="ce7" office:value-type="string">
            <text:p>18</text:p>
          </table:table-cell>
          <table:table-cell table:number-columns-repeated="2"/>
          <table:table-cell office:value-type="string">
            <text:p>No se manifiesta el desempeño. --- Habilidades de auto observación y determinación de <text:s/>necesidades propia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9-B-1</text:p>
          </table:table-cell>
          <table:table-cell table:style-name="ce7" office:value-type="string">
            <text:p>19</text:p>
          </table:table-cell>
          <table:table-cell table:number-columns-repeated="2"/>
          <table:table-cell office:value-type="string">
            <text:p>No se manifiesta el desempeño. --- Habilidades de observación y determinación de <text:s/>necesidades de tercer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9-B-1</text:p>
          </table:table-cell>
          <table:table-cell table:style-name="ce7" office:value-type="string">
            <text:p>20</text:p>
          </table:table-cell>
          <table:table-cell table:number-columns-repeated="2"/>
          <table:table-cell office:value-type="string">
            <text:p>No se manifiesta el desempeño. --- Capacidad de analizar con realismo su situación 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9-B-1</text:p>
          </table:table-cell>
          <table:table-cell table:style-name="ce7" office:value-type="string">
            <text:p>21</text:p>
          </table:table-cell>
          <table:table-cell table:number-columns-repeated="2"/>
          <table:table-cell office:value-type="string">
            <text:p>No se manifiesta el desempeño. --- Procedimiento de atribución de causalidad.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9-B-2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Capacidad para solicitar ayuda y seguir consej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9-B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9-B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9-B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9-B-3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Capacidad para anticipar eventos y realizar previsione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9-B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9-B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9-B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9-B-4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Destrezas para evaluar apoyos y recursos disponible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9-B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9-B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9-B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9-B-5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Manejo y autocontrol de los impulso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9-B-5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9-B-5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9-B-5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9.C <text:s/>COMPETENCIA INSTRUMENTAL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9-C-1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Habilidades para hacer amistades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-C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-C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-C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9-C-2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Habilidades para mantener amistades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-C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-C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-C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9-C-3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Habilidades para usar los recursos comunitarios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-C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-C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-C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9-C-4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Habilidades para seguir prescripciones de salud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-C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-C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-C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9-C-5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Habilidades para participar y organizarse en la vida comunitaria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9-C-5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9-C-5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9-C-5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9-C-6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Habilidades para organizar el tiempo libre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9-C-6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9-C-6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9-C-6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9.D <text:s/>OTRAS COMPETENCIAS Y HABILIDADES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9-D-1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Habilidades para el auto cuidado <text:s/>(higiene, ropa, medicación,…)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-D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-D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-D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9-D-2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Habilidades para la convivencia con otras persona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9-D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9-D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9-D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9-D-3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Habilidades para tomar decisiones autónomamente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-D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-D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-D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9-D-4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Habilidades para afrontar crisis vitales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9-D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9-D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9-D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9-D-5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Habilidades para encontrar un sitio donde vivir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9-D-5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9-D-5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9-D-5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9-D-6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Habilidades para buscar un empleo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-D-6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-D-6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-D-6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9-D-7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abilidades para mantener un empleo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-D-7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 text:c="54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-D-7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 text:c="88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-D-7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9-D-8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Capacidad de utilización de sistemas de protección social y de ejercicio de derechos: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9-D-8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sempeño y puesta en práctica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9-D-8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 y escaso desempeño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9-D-8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se manifiesta el desempeño. <text:s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10. EDUCACIÓN . FORMACIÓN - INFORMACIÓN - CAPACITACIÓN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3"/>
          <table:table-cell/>
          <table:table-cell table:style-name="ce7" office:value-type="string">
            <text:p>10-1</text:p>
          </table:table-cell>
          <table:table-cell table:style-name="ce7"/>
          <table:table-cell office:value-type="float" office:value="25">
            <text:p>25</text:p>
          </table:table-cell>
          <table:table-cell office:value-type="string">
            <text:p>Nivel de estudios terminado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3" office:value-type="float" office:value="2">
            <text:p>2</text:p>
          </table:table-cell>
          <table:table-cell/>
          <table:table-cell table:style-name="ce7" office:value-type="string">
            <text:p>10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Persona analfabeta o analfabeta funcional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3" office:value-type="float" office:value="2">
            <text:p>2</text:p>
          </table:table-cell>
          <table:table-cell/>
          <table:table-cell table:style-name="ce7" office:value-type="string">
            <text:p>10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Sin estudio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3" office:value-type="float" office:value="2">
            <text:p>2</text:p>
          </table:table-cell>
          <table:table-cell/>
          <table:table-cell table:style-name="ce7" office:value-type="string">
            <text:p>10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escolar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3" office:value-type="float" office:value="1">
            <text:p>1</text:p>
          </table:table-cell>
          <table:table-cell/>
          <table:table-cell table:style-name="ce7" office:value-type="string">
            <text:p>10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Estudios primario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3" office:value-type="float" office:value="0">
            <text:p>0</text:p>
          </table:table-cell>
          <table:table-cell/>
          <table:table-cell table:style-name="ce7" office:value-type="string">
            <text:p>10-1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Profesionale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3" office:value-type="float" office:value="0">
            <text:p>0</text:p>
          </table:table-cell>
          <table:table-cell/>
          <table:table-cell table:style-name="ce7" office:value-type="string">
            <text:p>10-1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Secundario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3" office:value-type="float" office:value="0">
            <text:p>0</text:p>
          </table:table-cell>
          <table:table-cell/>
          <table:table-cell table:style-name="ce7" office:value-type="string">
            <text:p>10-1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Medio-superiore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style-name="ce3" office:value-type="float" office:value="0">
            <text:p>0</text:p>
          </table:table-cell>
          <table:table-cell/>
          <table:table-cell table:style-name="ce7" office:value-type="string">
            <text:p>10-1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Superiores <text:s/>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v</text:p>
          </table:table-cell>
          <table:table-cell table:style-name="ce3"/>
          <table:table-cell/>
          <table:table-cell table:style-name="ce8" office:value-type="string">
            <text:p>10-2</text:p>
          </table:table-cell>
          <table:table-cell table:style-name="ce8"/>
          <table:table-cell table:style-name="ce11" office:value-type="float" office:value="26">
            <text:p>26</text:p>
          </table:table-cell>
          <table:table-cell table:style-name="ce9" office:value-type="string">
            <text:p>Formación en curso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0-2-1</text:p>
          </table:table-cell>
          <table:table-cell table:style-name="ce7"/>
          <table:table-cell office:value-type="string">
            <text:p>26.A.I</text:p>
          </table:table-cell>
          <table:table-cell office:value-type="string">
            <text:p>Escolarización de menores, en edad de escolarización obligatoria ( 6 - 16 años)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0-2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Esta escolarizado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0-2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Escolarizada con alguna dificultad:absentismo u otros indicios de abandono de los estudios. 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0-2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in escolarizar --- Fracaso escolar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0-2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Sin escolarizar --- Abandono prematur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10-2-1-a</text:p>
          </table:table-cell>
          <table:table-cell/>
          <table:table-cell office:value-type="string">
            <text:p>26.A.II</text:p>
          </table:table-cell>
          <table:table-cell office:value-type="string">
            <text:p>Rendimiento escolar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0-2-1-a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Normal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eficitario. Posibles motivos: --- Dificultades leves de aprendizaje: Atención: concentración, dispersión…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Deficitario. Posibles motivos: --- Dificultades leves de aprendizaje: Emotividad: desajustes emocionales, escasa autoafirmación…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Deficitario. Posibles motivos: --- Dificultades leves de aprendizaje: Memoria: dificultades de fijació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Deficitario. Posibles motivos: --- Dificultades leves de aprendizaje: Percepción: reproducción de formas geométricas, figura-fondo, etc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Deficitario. Posibles motivos: --- Escaso interés o motivación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Deficitario. Posibles motivos: --- Salud: tratamientos médicos prolongados, rehabilitación, hospitalizaciones, convalecencia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Deficitario. Posibles motivos: --- Dificultades de accesibilidad de los centros escolare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Deficitario. Posibles motivos: --- Medio socio cultural desfavorecido (diversidad étnica, cultural, zonas degradadas..)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Deficitario. Posibles motivos: --- Problemas de adaptación del alumnado procedente de otros lugares al programa educativo: nivel académico, titulaciones…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Inadecuado. Posibles motivos: --- Dificultades graves de aprendizaje: Atención: concentración, dispersión…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Inadecuado. Posibles motivos: --- Dificultades graves de aprendizaje: Emotividad: desajustes emocionales, escasa autoafirmación…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13</text:p>
          </table:table-cell>
          <table:table-cell table:number-columns-repeated="2"/>
          <table:table-cell office:value-type="string">
            <text:p>Inadecuado. Posibles motivos: --- Dificultades graves de aprendizaje: Memoria: dificultades de fijació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14</text:p>
          </table:table-cell>
          <table:table-cell table:number-columns-repeated="2"/>
          <table:table-cell office:value-type="string">
            <text:p>Inadecuado. Posibles motivos: --- Dificultades graves de aprendizaje: Percepción: reproducción de formas geométricas, figura-fondo, etc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15</text:p>
          </table:table-cell>
          <table:table-cell table:number-columns-repeated="2"/>
          <table:table-cell office:value-type="string">
            <text:p>Inadecuado. Posibles motivos: --- Falta de interés o motivación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16</text:p>
          </table:table-cell>
          <table:table-cell table:number-columns-repeated="2"/>
          <table:table-cell office:value-type="string">
            <text:p>Inadecuado. Posibles motivos: --- Salud: tratamientos médicos prolongados, rehabilitación, hospitalizaciones, convalecencia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17</text:p>
          </table:table-cell>
          <table:table-cell table:number-columns-repeated="2"/>
          <table:table-cell office:value-type="string">
            <text:p>Inadecuado. Posibles motivos: --- Dificultades de accesibilidad de los centros escolare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18</text:p>
          </table:table-cell>
          <table:table-cell table:number-columns-repeated="2"/>
          <table:table-cell office:value-type="string">
            <text:p>Inadecuado. Posibles motivos: --- Medio socio cultural desfavorecido (diversidad étnica, cultural, zonas degradadas..)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-2-1-a</text:p>
          </table:table-cell>
          <table:table-cell table:style-name="ce7" office:value-type="string">
            <text:p>19</text:p>
          </table:table-cell>
          <table:table-cell table:number-columns-repeated="2"/>
          <table:table-cell office:value-type="string">
            <text:p>Inadecuado. Posibles motivos: --- Problemas de adaptación del alumnado inmigrante al programa educativo: nivel académico, titulaciones…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0-2-2</text:p>
          </table:table-cell>
          <table:table-cell table:style-name="ce7"/>
          <table:table-cell office:value-type="string">
            <text:p>26.B</text:p>
          </table:table-cell>
          <table:table-cell office:value-type="string">
            <text:p>Formación ocupacional en curso: edad de actividad laboral (16 - 65 años)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0-2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Está cursando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0-2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Inscrito, pero con asistencia irregular. Escaso interés, desmotivación o imposibilidad. <text:s text:c="43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0-2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está cursando. 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3" office:value-type="string">
            <text:p>10-3</text:p>
          </table:table-cell>
          <table:table-cell table:style-name="ce3"/>
          <table:table-cell table:style-name="ce3" office:value-type="float" office:value="27">
            <text:p>27</text:p>
          </table:table-cell>
          <table:table-cell office:value-type="string">
            <text:p>Conocimiento de algún idioma oficial de la CAPV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3" office:value-type="string">
            <text:p>10-3</text:p>
          </table:table-cell>
          <table:table-cell table:style-name="ce3" office:value-type="string">
            <text:p>1</text:p>
          </table:table-cell>
          <table:table-cell table:style-name="ce3"/>
          <table:table-cell/>
          <table:table-cell office:value-type="string">
            <text:p>Conoce. --- Euskar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3" office:value-type="string">
            <text:p>10-3</text:p>
          </table:table-cell>
          <table:table-cell table:style-name="ce3" office:value-type="string">
            <text:p>2</text:p>
          </table:table-cell>
          <table:table-cell table:style-name="ce3"/>
          <table:table-cell/>
          <table:table-cell office:value-type="string">
            <text:p>Conoce. --- Castellan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3" office:value-type="string">
            <text:p>10-3</text:p>
          </table:table-cell>
          <table:table-cell table:style-name="ce3" office:value-type="string">
            <text:p>3</text:p>
          </table:table-cell>
          <table:table-cell table:style-name="ce3"/>
          <table:table-cell/>
          <table:table-cell office:value-type="string">
            <text:p>Conocimiento insuficiente o inadecuado. --- Euskar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3" office:value-type="string">
            <text:p>10-3</text:p>
          </table:table-cell>
          <table:table-cell table:style-name="ce3" office:value-type="string">
            <text:p>4</text:p>
          </table:table-cell>
          <table:table-cell table:style-name="ce3"/>
          <table:table-cell/>
          <table:table-cell office:value-type="string">
            <text:p>Conocimiento insuficiente o inadecuado. --- Castellan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3" office:value-type="string">
            <text:p>10-3</text:p>
          </table:table-cell>
          <table:table-cell table:style-name="ce3" office:value-type="string">
            <text:p>5</text:p>
          </table:table-cell>
          <table:table-cell table:style-name="ce3"/>
          <table:table-cell/>
          <table:table-cell office:value-type="string">
            <text:p>Desconocimiento. --- Euskar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3" office:value-type="string">
            <text:p>10-3</text:p>
          </table:table-cell>
          <table:table-cell table:style-name="ce3" office:value-type="string">
            <text:p>6</text:p>
          </table:table-cell>
          <table:table-cell table:style-name="ce3"/>
          <table:table-cell/>
          <table:table-cell office:value-type="string">
            <text:p>Desconocimiento. --- Castellano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3" office:value-type="string">
            <text:p>10-4</text:p>
          </table:table-cell>
          <table:table-cell table:style-name="ce3"/>
          <table:table-cell table:style-name="ce3" office:value-type="float" office:value="-0">
            <text:p>0</text:p>
          </table:table-cell>
          <table:table-cell office:value-type="string">
            <text:p>Manejo y utilización de Internet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3" office:value-type="string">
            <text:p>10-4</text:p>
          </table:table-cell>
          <table:table-cell table:style-name="ce3" office:value-type="string">
            <text:p>1</text:p>
          </table:table-cell>
          <table:table-cell table:style-name="ce3"/>
          <table:table-cell/>
          <table:table-cell office:value-type="string">
            <text:p>Maneja y utiliza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3" office:value-type="string">
            <text:p>10-4</text:p>
          </table:table-cell>
          <table:table-cell table:style-name="ce3" office:value-type="string">
            <text:p>2</text:p>
          </table:table-cell>
          <table:table-cell table:style-name="ce3"/>
          <table:table-cell/>
          <table:table-cell office:value-type="string">
            <text:p>Insuficiente conocimiento del manejo y escasa utilización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3" office:value-type="string">
            <text:p>10-4</text:p>
          </table:table-cell>
          <table:table-cell table:style-name="ce3" office:value-type="string">
            <text:p>3</text:p>
          </table:table-cell>
          <table:table-cell table:style-name="ce3"/>
          <table:table-cell/>
          <table:table-cell office:value-type="string">
            <text:p>Desconocimiento y no utilización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10-5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Conocimiento y manejo de informática a nivel de usuari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10-5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Maneja y utiliza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10-5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Insuficiente conocimiento del manejo y escasa utilización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10-5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Desconocimiento y no utilización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0-6</text:p>
          </table:table-cell>
          <table:table-cell table:style-name="ce7"/>
          <table:table-cell office:value-type="float" office:value="28">
            <text:p>28</text:p>
          </table:table-cell>
          <table:table-cell office:value-type="string">
            <text:p>Información de la realidad social y cultural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10-6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La persona cuenta con información --- Información general sobre su entorn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10-6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La persona cuenta con información --- Sobre las costumbres y modos de comportamiento culturalmente aceptados y rechazad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10-6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uenta con insuficiente información --- Información general sobre su entorn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10-6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Cuenta con insuficiente información --- Sobre las costumbres y modos de comportamiento culturalmente aceptados y rechazad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string">
            <text:p>10-6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Carece de información --- Información general sobre su entorn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0-6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Carece de información --- Sobre las costumbres y modos de comportamiento culturalmente aceptados y rechazad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0-7</text:p>
          </table:table-cell>
          <table:table-cell table:style-name="ce7"/>
          <table:table-cell office:value-type="float" office:value="29">
            <text:p>29</text:p>
          </table:table-cell>
          <table:table-cell office:value-type="string">
            <text:p>Información sbre derechos sociales y sistemas de protección social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Información adecuada y suficiente sobre derechos y prestaciones <text:s/>--- Servicios Sociale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Información adecuada y suficiente sobre derechos y prestaciones <text:s/>--- Sanidad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Información adecuada y suficiente sobre derechos y prestaciones <text:s/>--- Educació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Información adecuada y suficiente sobre derechos y prestaciones <text:s/>--- Trabajo: <text:s/>Derechos laborale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Información adecuada y suficiente sobre derechos y prestaciones <text:s/>--- Trabajo: <text:s/>Permisos de trabajo.(Extranjería)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Información adecuada y suficiente sobre derechos y prestaciones <text:s/>--- <text:s/>Viviend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Información adecuada y suficiente sobre derechos y prestaciones <text:s/>--- <text:s/>Empleo.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Información adecuada y suficiente sobre derechos y prestaciones <text:s/>--- <text:s/>Garantía de Ingresos.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Información adecuada y suficiente sobre derechos y prestaciones <text:s/>--- <text:s/>Seguridad Social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Información adecuada y suficiente sobre derechos y prestaciones <text:s/>--- Asilo, Refugio de extranjer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Información adecuada y suficiente sobre derechos y prestaciones <text:s/>--- Dependenci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Información adecuada y suficiente sobre derechos y prestaciones <text:s/>--- Derechos civile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13</text:p>
          </table:table-cell>
          <table:table-cell table:number-columns-repeated="2"/>
          <table:table-cell office:value-type="string">
            <text:p>Información inadecuada o insuficiente sobre derechos y prestaciones --- Servicios Sociale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14</text:p>
          </table:table-cell>
          <table:table-cell table:number-columns-repeated="2"/>
          <table:table-cell office:value-type="string">
            <text:p>Información inadecuada o insuficiente sobre derechos y prestaciones --- Sanidad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15</text:p>
          </table:table-cell>
          <table:table-cell table:number-columns-repeated="2"/>
          <table:table-cell office:value-type="string">
            <text:p>Información inadecuada o insuficiente sobre derechos y prestaciones --- Educació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16</text:p>
          </table:table-cell>
          <table:table-cell table:number-columns-repeated="2"/>
          <table:table-cell office:value-type="string">
            <text:p>Información inadecuada o insuficiente sobre derechos y prestaciones --- Trabajo: <text:s/>Derechos laborale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17</text:p>
          </table:table-cell>
          <table:table-cell table:number-columns-repeated="2"/>
          <table:table-cell office:value-type="string">
            <text:p>Información inadecuada o insuficiente sobre derechos y prestaciones --- Trabajo: <text:s/>Permisos de trabajo.(Extranjería)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18</text:p>
          </table:table-cell>
          <table:table-cell table:number-columns-repeated="2"/>
          <table:table-cell office:value-type="string">
            <text:p>Información inadecuada o insuficiente sobre derechos y prestaciones --- Viviend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19</text:p>
          </table:table-cell>
          <table:table-cell table:number-columns-repeated="2"/>
          <table:table-cell office:value-type="string">
            <text:p>Información inadecuada o insuficiente sobre derechos y prestaciones --- Empleo.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20</text:p>
          </table:table-cell>
          <table:table-cell table:number-columns-repeated="2"/>
          <table:table-cell office:value-type="string">
            <text:p>Información inadecuada o insuficiente sobre derechos y prestaciones --- Garantía de Ingresos.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21</text:p>
          </table:table-cell>
          <table:table-cell table:number-columns-repeated="2"/>
          <table:table-cell office:value-type="string">
            <text:p>Información inadecuada o insuficiente sobre derechos y prestaciones --- Seguridad Social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22</text:p>
          </table:table-cell>
          <table:table-cell table:number-columns-repeated="2"/>
          <table:table-cell office:value-type="string">
            <text:p>Información inadecuada o insuficiente sobre derechos y prestaciones --- Asilo, Refugio de extranjer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23</text:p>
          </table:table-cell>
          <table:table-cell table:number-columns-repeated="2"/>
          <table:table-cell office:value-type="string">
            <text:p>Información inadecuada o insuficiente sobre derechos y prestaciones --- Dependenci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24</text:p>
          </table:table-cell>
          <table:table-cell table:number-columns-repeated="2"/>
          <table:table-cell office:value-type="string">
            <text:p>Información inadecuada o insuficiente sobre derechos y prestaciones --- Derechos civile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25</text:p>
          </table:table-cell>
          <table:table-cell table:number-columns-repeated="2"/>
          <table:table-cell office:value-type="string">
            <text:p>Carece de información sobre derechos y prestaciones <text:s/>--- Servicios Sociale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26</text:p>
          </table:table-cell>
          <table:table-cell table:number-columns-repeated="2"/>
          <table:table-cell office:value-type="string">
            <text:p>Carece de información sobre derechos y prestaciones <text:s/>--- Sanidad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27</text:p>
          </table:table-cell>
          <table:table-cell table:number-columns-repeated="2"/>
          <table:table-cell office:value-type="string">
            <text:p>Carece de información sobre derechos y prestaciones <text:s/>--- Educació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28</text:p>
          </table:table-cell>
          <table:table-cell table:number-columns-repeated="2"/>
          <table:table-cell office:value-type="string">
            <text:p>Carece de información sobre derechos y prestaciones <text:s/>--- Trabajo: <text:s/>Derechos laborale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29</text:p>
          </table:table-cell>
          <table:table-cell table:number-columns-repeated="2"/>
          <table:table-cell office:value-type="string">
            <text:p>Carece de información sobre derechos y prestaciones <text:s/>--- Trabajo: <text:s/>Permisos de trabajo.(Extranjería)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30</text:p>
          </table:table-cell>
          <table:table-cell table:number-columns-repeated="2"/>
          <table:table-cell office:value-type="string">
            <text:p>Carece de información sobre derechos y prestaciones <text:s/>--- <text:s/>Viviend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31</text:p>
          </table:table-cell>
          <table:table-cell table:number-columns-repeated="2"/>
          <table:table-cell office:value-type="string">
            <text:p>Carece de información sobre derechos y prestaciones <text:s/>--- <text:s/>Empleo.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32</text:p>
          </table:table-cell>
          <table:table-cell table:number-columns-repeated="2"/>
          <table:table-cell office:value-type="string">
            <text:p>Carece de información sobre derechos y prestaciones <text:s/>--- <text:s/>Garantía de Ingresos.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33</text:p>
          </table:table-cell>
          <table:table-cell table:number-columns-repeated="2"/>
          <table:table-cell office:value-type="string">
            <text:p>Carece de información sobre derechos y prestaciones <text:s/>--- <text:s/>Seguridad Social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34</text:p>
          </table:table-cell>
          <table:table-cell table:number-columns-repeated="2"/>
          <table:table-cell office:value-type="string">
            <text:p>Carece de información sobre derechos y prestaciones <text:s/>--- Asilo, Refugio de extranjer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35</text:p>
          </table:table-cell>
          <table:table-cell table:number-columns-repeated="2"/>
          <table:table-cell office:value-type="string">
            <text:p>Carece de información sobre derechos y prestaciones <text:s/>--- Dependenci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0-7</text:p>
          </table:table-cell>
          <table:table-cell table:style-name="ce7" office:value-type="string">
            <text:p>36</text:p>
          </table:table-cell>
          <table:table-cell table:number-columns-repeated="2"/>
          <table:table-cell office:value-type="string">
            <text:p>Carece de información sobre derechos y prestaciones <text:s/>--- Derechos civile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0-8</text:p>
          </table:table-cell>
          <table:table-cell table:style-name="ce7"/>
          <table:table-cell office:value-type="float" office:value="30">
            <text:p>30</text:p>
          </table:table-cell>
          <table:table-cell office:value-type="string">
            <text:p>Información sobre servicios y recursos de participación social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0-8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Adecuada y suficiente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0-8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Insuficiente o inadecuada. 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0-8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arece de información. <text:s/></text:p>
          </table:table-cell>
          <table:table-cell table:number-columns-repeated="1009"/>
        </table:table-row>
        <table:table-row table:style-name="ro6">
          <table:table-cell table:number-columns-repeated="5"/>
          <table:table-cell office:value-type="string">
            <text:p>DIMENSIÓN 10.A <text:s/>SITUACIÓN DE LOS RECURSOS PERSONALES PARA EL EMPLEO </text:p>
            <text:p>(Para personas en edad laboral: 16-65 años) <text:s/>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10-A-1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Formación académica para la incorporación en el mercado de trabajo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0-A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Adecuada. --- Titulación reconocida en academia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0-A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Adecuada. --- Formación no reglada, pero adecuada al estándar de la zon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0-A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Adecuada. --- Estudios secundarios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0-A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Adecuada. --- Ciclo formativo ocupacional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0-A-1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Adecuada. --- Título medio o superior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-A-1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Insuficiente o inadecuada --- Enseñanza obligatoria finalizada, insuficiente al estándar de la zon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-A-1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Insuficiente o inadecuada --- Formación no homologada, estudios en el extranjero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-A-1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Insuficiente o inadecuada --- Sin finalizar enseñanza obligatori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-A-1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Insuficiente o inadecuada --- Estudios cursados hace más de 20 años, abandonados o sin actualización. Insuficientes al estándar de la zon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-A-1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Carece de formación --- Persona analfabet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-A-1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Carece de formación --- Analfabeta funcion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-A-1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Carece de formación --- Sin Estudi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10-A-2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Experiencia laboral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0-A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Con experiencia: un año o más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-A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Escasa experiencia laboral: menos de un año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-A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in experiencia laboral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10-A-3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Cualificación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0-A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Adecuada y suficiente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-A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Inadecuada e insuficiente. 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-A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in cualificación profesional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10-A-4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Motivación al empleo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0-A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uficiente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-A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Escasa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-A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Inexistente. <text:s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11. DINAMISMOS VITALES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1-1</text:p>
          </table:table-cell>
          <table:table-cell table:style-name="ce7"/>
          <table:table-cell office:value-type="float" office:value="35">
            <text:p>35</text:p>
          </table:table-cell>
          <table:table-cell office:value-type="string">
            <text:p>Autoestima - Autoconfianza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11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uficiente --- En general, manifiesta confianza en sus capacidades para conseguir lo que se propone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11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Suficiente --- Es capaz de adaptarse a las circunstancias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1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Debilidad (vulnerabilidad)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1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Distorsionada. --- Por exceso: sentimientos de confianza excesiva y desproporcionad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1-1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Distorsionada. --- Por defecto: sentimientos de inutilidad y falta de valía personal 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11-2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Estado de ánimo / humor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11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Equilibrado, estable, <text:s/>ajustado y proporcionado a la experiencia externa. <text:s text:c="3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11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Estado de ánimo bajo o depresivo, ajustado y proporcional a las circunstancias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11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Reacciones desproporcionadas: disforia o euforia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1-3</text:p>
          </table:table-cell>
          <table:table-cell table:style-name="ce7"/>
          <table:table-cell office:value-type="float" office:value="36">
            <text:p>36</text:p>
          </table:table-cell>
          <table:table-cell office:value-type="string">
            <text:p>Motivación al cambi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1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uficiente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1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Escasa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1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ula o inexistente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1-4</text:p>
          </table:table-cell>
          <table:table-cell table:style-name="ce7"/>
          <table:table-cell office:value-type="float" office:value="37">
            <text:p>37</text:p>
          </table:table-cell>
          <table:table-cell office:value-type="string">
            <text:p>Ejercicio de responsabilidad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1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Persona que asume su responsabilidad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1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Las asume en ocasione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1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las asume en absoluto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11-5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Actitudes relacionadas con la resilienci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style-name="ce7" office:value-type="string">
            <text:p>11-5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Presenta actitudes de resiliencia --- Actitud optimista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style-name="ce7" office:value-type="string">
            <text:p>11-5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actitudes de resiliencia --- Actitud de aceptación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style-name="ce7" office:value-type="string">
            <text:p>11-5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actitudes de resiliencia --- Orientada a la búsqueda de soluciones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style-name="ce7" office:value-type="string">
            <text:p>11-5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Dificultades --- Actitud pesimista u optimista no realist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11-5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Dificultades --- Debilidad en la aceptación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11-5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Dificultades --- Debilidad en la orientación a las solucione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string">
            <text:p>11-5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Falta de actitudes --- Actitud totalmente pesimista, resignación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style-name="ce7" office:value-type="string">
            <text:p>11-5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Falta de actitudes --- Falta de aceptación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1-5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Falta de actitudes --- Orientada a los problemas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11-6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Percepción subjetiva de la situación relacional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11-6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La persona se siente querida y apoyada: bienestar emocional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11-6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Se siente algo sola y con escaso apoyo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11-6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e siente sola y no querida: malestar emocional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11-7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Conciencia de la situación general de la person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11-7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La persona tiene conciencia realista de su situación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11-7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ercibe su situación con dificultad o la distorsiona --- No percibe las dificultades con claridad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11-7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ercibe su situación con dificultad o la distorsiona --- Exagera las dificultades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11-7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Percibe su situación con dificultad o la distorsiona --- Las minimiz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11-7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Nula conciencia de su situación --- No percibe y niega <text:s/>las dificultade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11-7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Nula conciencia de su situación --- Exagera las dificultade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11-7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Nula conciencia de su situación --- Minimiza las dificultades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12. USO DE LOS SISTEMAS DE PROTECCIÓN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12-1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Demanda de ayuda a redes primarias y secundaria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12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Persona que demanda ayuda caso de precisarlo --- De la red primaria familiar y no familiar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12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ersona que demanda ayuda caso de precisarlo --- De la red secundaria comunitari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12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ersona que demanda ayuda caso de precisarlo --- De la red secundaria institucional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12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Persona que demanda ayuda en determinadas ocasiones --- De la red primaria familiar y no familiar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12-1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Persona que demanda ayuda en determinadas ocasiones --- De la red secundaria comunitari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12-1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Persona que demanda ayuda en determinadas ocasiones --- De la red secundaria institucional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12-1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Persona que nunca demanda ayuda --- De la red primaria familiar y no familiar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12-1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Persona que nunca demanda ayuda --- De la red secundaria comunitari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12-1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Persona que nunca demanda ayuda --- De la red secundaria institucion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2-2</text:p>
          </table:table-cell>
          <table:table-cell table:style-name="ce7"/>
          <table:table-cell office:value-type="float" office:value="38">
            <text:p>38</text:p>
          </table:table-cell>
          <table:table-cell office:value-type="string">
            <text:p>Precisa apoyo social de redes secundaria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2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Nunca o casi nunca lo precisa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12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Lo precisa en algunas ocasiones o de forma intermitente. Tipo de apoyo: --- Instrument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12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Lo precisa en algunas ocasiones o de forma intermitente. Tipo de apoyo: --- Cognitiv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12-2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Lo precisa en algunas ocasiones o de forma intermitente. Tipo de apoyo: --- Emocion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12-2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Lo precisa en algunas ocasiones o de forma intermitente. Tipo de apoyo: --- Materi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2-2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Lo precisa muy frecuentemente o siempre. Tipo de apoyo: --- Instrument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2-2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Lo precisa muy frecuentemente o siempre. Tipo de apoyo: --- Cognitiv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2-2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Lo precisa muy frecuentemente o siempre. Tipo de apoyo: --- Emocion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2-2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Lo precisa muy frecuentemente o siempre. Tipo de apoyo: --- Material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12-3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Utilización de los recursos sociales, caso de ser precis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12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Muestra interés, busca los recursos de forma autónoma y los utiliza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12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Uso irregular, escaso interés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12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Rechaza su utilización <text:s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SITUACIÓN JURÍDICO ADMINISTRATIVA: Ámbito personal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17</text:p>
          </table:table-cell>
          <table:table-cell/>
          <table:table-cell office:value-type="string">
            <text:p>T.11</text:p>
          </table:table-cell>
          <table:table-cell office:value-type="string">
            <text:p>Acreditación de la identidad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17-a</text:p>
          </table:table-cell>
          <table:table-cell/>
          <table:table-cell office:value-type="string">
            <text:p>T.11.a</text:p>
          </table:table-cell>
          <table:table-cell office:value-type="string">
            <text:p>Nacionalidad no extranjera: posesión del DNI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-17-a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Posee y está en vigor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-17-a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osee y está caducado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-17-a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arece: extraviado, robado, inutilizado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17-b</text:p>
          </table:table-cell>
          <table:table-cell/>
          <table:table-cell office:value-type="string">
            <text:p>T.11.b</text:p>
          </table:table-cell>
          <table:table-cell office:value-type="string">
            <text:p>Nacionalidad extranjera: posesión de pasaporte u otra documentación legal que acredite nacionalidad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-17-b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Posee y está en vigor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-17-b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osee y está caducado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-17-b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Carece: extraviado, robado, inutilizado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T-18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Rectificación registral (Registro Civil) de la mención relativa al sexo de las persona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T-18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Lo ha tramitado, ha cambiado el nombre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T-18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Lo tiene en trámite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T-18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lo ha tramitado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T-18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No procede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19</text:p>
          </table:table-cell>
          <table:table-cell/>
          <table:table-cell office:value-type="string">
            <text:p>T.12</text:p>
          </table:table-cell>
          <table:table-cell office:value-type="string">
            <text:p>Responsabilidad penal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-19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No tiene causas penales pendiente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-19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Tiene causas penales pendientes. Pueden implicar: --- Medidas no restrictivas de llibertad: multas, trabajos en beneficio de la comunidad, responsabilidad civil…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-19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Tiene causas penales pendientes. Pueden implicar: --- Medidas restrictivas de libertad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-19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Esta cumpliendo alguna medida: --- Medidas no restrictivas de llibertad: multas, trabajos en beneficio de la comunidad, responsabilidad civil…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-19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Esta cumpliendo alguna medida: --- Medidas restrictivas de libertad.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AMBITO VITAL: <text:s/>4. SALUD, SOCIO SANITARIO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13. SITUACIÓN DE LA SALUD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3-1</text:p>
          </table:table-cell>
          <table:table-cell table:style-name="ce7"/>
          <table:table-cell office:value-type="float" office:value="39">
            <text:p>39</text:p>
          </table:table-cell>
          <table:table-cell office:value-type="string">
            <text:p>Situación actual del estado de salud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3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dificultades que afecten al desarrollo de la vida cotidiana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13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dificultades que afectan el desarrollo de la vida cotidiana. <text:s/>--- Enfermedad físic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13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dificultades que afectan el desarrollo de la vida cotidiana. <text:s/>--- Enfermedad ment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13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Presenta dificultades que afectan el desarrollo de la vida cotidiana. <text:s/>--- Abuso de alcohol y droga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13-1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Presenta dificultades que afectan el desarrollo de la vida cotidiana. <text:s/>--- Discapacidad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string">
            <text:p>13-1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Presenta dificultades que afectan gravemente al desarrollo de la vida cotidiana. <text:s/>--- Enfermedad físic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3-1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Presenta dificultades que afectan gravemente al desarrollo de la vida cotidiana. <text:s/>--- Enfermedad ment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3-1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Presenta dificultades que afectan gravemente al desarrollo de la vida cotidiana. <text:s/>--- Abuso de alcohol y droga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3-1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Presenta dificultades que afectan gravemente al desarrollo de la vida cotidiana. <text:s/>--- Discapacidad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3-2</text:p>
          </table:table-cell>
          <table:table-cell table:style-name="ce7"/>
          <table:table-cell office:value-type="float" office:value="40">
            <text:p>40</text:p>
          </table:table-cell>
          <table:table-cell office:value-type="string">
            <text:p>Necesidad de atención sanitari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3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Atención primaria preventiva o de respuesta a episodios puntuales. No afectan al desarrollo de la vida cotidiana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3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cisa seguimiento: <text:s/>--- Centro de salud (atención primaria)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3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cisa seguimiento: <text:s/>--- Centro de salud mental de zona u hospital psiquiátric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3-2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Precisa seguimiento: <text:s/>--- <text:s/>Atención especializada ambulatoria, consultas externas hospitalaria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3-2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Precisa atención continua: --- Hospitalizad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3-2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Precisa atención continua: --- Convalecencia en el hogar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3-2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Precisa atención continua: --- Necesidad de cuidados paliativo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3-3</text:p>
          </table:table-cell>
          <table:table-cell table:style-name="ce7"/>
          <table:table-cell office:value-type="float" office:value="41">
            <text:p>41</text:p>
          </table:table-cell>
          <table:table-cell office:value-type="string">
            <text:p>Necesidad de tratamient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3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tratamientos continuado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3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Tratamientos continuados --- Salud física: farmacológico, rehabilitació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3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Tratamientos continuados --- Tratamiento psiquiátric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3-3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Tratamientos continuados --- Tratamiento deshabituació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3-3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<text:s/>Tratamiento continuado y supervisión --- Salud física: farmacológico, rehabilitació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3-3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<text:s/>Tratamiento continuado y supervisión --- Tratamiento psiquiátric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3-3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<text:s/>Tratamiento continuado y supervisión --- Tratamiento deshabituació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13-3-a</text:p>
          </table:table-cell>
          <table:table-cell/>
          <table:table-cell office:value-type="string">
            <text:p>41.1</text:p>
          </table:table-cell>
          <table:table-cell office:value-type="string">
            <text:p>Seguimiento del tratamiento prescrit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-3-a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gue el tratamiento prescrito: --- Salud física: farmacológico, rehabilitació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-3-a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Sigue el tratamiento prescrito: --- Tratamiento psiquiátric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-3-a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igue el tratamiento prescrito: --- Tratamiento deshabituació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3-3-a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Sigue el tratamiento con dificultades o sin constancia: --- Salud física: farmacológico, rehabilitació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3-3-a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Sigue el tratamiento con dificultades o sin constancia: --- Tratamiento psiquiátric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3-3-a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Sigue el tratamiento con dificultades o sin constancia: --- Tratamiento deshabituació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13-3-a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No sigue tratamiento: --- Salud física: farmacológico, rehabilitació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13-3-a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No sigue tratamiento: --- Tratamiento psiquiátric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13-3-a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No sigue tratamiento: --- Tratamiento deshabituación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 text:c="3"/>DIMENSIÓN 13.A <text:s/>SALUD FÍSICA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13-A-1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Situación de la salud físic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A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No procede. La persona no presenta problemas de salud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A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Está diagnosticada y tratada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A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indicios o diagnósticos pasados. Sin tratamiento adecuado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A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Presenta problemas de salud y evidencia de sufrimiento. Sin tratamiento alguno.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13-A-2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Antecedentes de tratamientos e ingresos en el último añ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13-A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tratamiento ni ingresos.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13-A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Ha seguido tratamiento de atención especializada sin ingreso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13-A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Algún ingreso hospitalario, incluyendo los de urgencias. <text:s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 text:c="3"/>DIMENSIÓN 13.B <text:s/>SALUD MENTAL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13-B-1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Patología o trastorno mental que requiere tratamiento psiquiátrico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No procede. La persona no presenta problemas de salud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Trastornos de inicio en la infancia, la niñez o la adolescenci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Delirium, demencia, trastornos amnésicos y otros trastornos cognoscitiv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Trastornos mentales debidos a enfermedad médic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Trastornos relacionados con sustancia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Esquizofrenia u otros trastornos psicótic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Trastornos del estado de ánim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Trastornos de ansiedad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Trastornos factici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Trastornos disociativ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Trastornos sexuales <text:s/>y de la identidad sexual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Trastornos del sueñ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13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Trastornos de la conducta alimentari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14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Trastornos del control de los impulsos no clasificados en otros apartado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15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Trastornos adaptativ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16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Trastornos de la personalidad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17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Otros problemas que pueden ser objeto de atención clínica.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18</text:p>
          </table:table-cell>
          <table:table-cell table:number-columns-repeated="2"/>
          <table:table-cell office:value-type="string">
            <text:p>Está diagnosticada y compensada. En su caso, indicar patología o trastorno: <text:s text:c="21"/>--- Otros problemas que pueden ser objeto de atención clínica para conflictos derivados de una homofobia internalizada o de la transexualidad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19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Trastornos de inicio en la infancia, la niñez o la adolescenci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20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Delirium, demencia, trastornos amnésicos y otros trastornos cognoscitiv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21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Trastornos mentales debidos a enfermedad médic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22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Trastornos relacionados con sustancia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23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Esquizofrenia u otros trastornos psicótic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24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Trastornos del estado de ánim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25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Trastornos de ansiedad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26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Trastornos factici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27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Trastornos disociativ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28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Trastornos sexuales <text:s/>y de la identidad sexual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29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Trastornos del sueñ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30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Trastornos de la conducta alimentari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31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Trastornos del control de los impulsos no clasificados en otros apartado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32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Trastornos adaptativ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33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Trastornos de la personalidad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34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Otros problemas que pueden ser objeto de atención clínica.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35</text:p>
          </table:table-cell>
          <table:table-cell table:number-columns-repeated="2"/>
          <table:table-cell office:value-type="string">
            <text:p>Presenta indicios de posible patología o trastorno mental, sin diagnosticar. Indicar: <text:s/>--- Otros problemas que pueden ser objeto de atención clínica para conflictos derivados de una homofobia internalizada o de la transexualidad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36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Trastornos de inicio en la infancia, la niñez o la adolescenci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37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Delirium, demencia, trastornos amnésicos y otros trastornos cognoscitiv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38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Trastornos mentales debidos a enfermedad médic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39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Trastornos relacionados con sustancia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40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Esquizofrenia u otros trastornos psicótic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41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Trastornos del estado de ánim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42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Trastornos de ansiedad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43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Trastornos factici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44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Trastornos disociativ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45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Trastornos sexuales <text:s/>y de la identidad sexual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46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Trastornos del sueñ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47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Trastornos de la conducta alimentari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48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Trastornos del control de los impulsos no clasificados en otros apartados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49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Trastornos adaptativ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50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Trastornos de la personalidad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51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Otros problemas que pueden ser objeto de atención clínica.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B-1</text:p>
          </table:table-cell>
          <table:table-cell table:style-name="ce7" office:value-type="string">
            <text:p>52</text:p>
          </table:table-cell>
          <table:table-cell table:number-columns-repeated="2"/>
          <table:table-cell office:value-type="string">
            <text:p>Presenta comportamientos <text:s/>y evidencia de sufrimiento derivados de patología o trastorno mental, sin tratamiento: --- Otros problemas que pueden ser objeto de atención clínica para conflictos derivados de una homofobia internalizada o de la transexualidad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13-B-1-a</text:p>
          </table:table-cell>
          <table:table-cell/>
          <table:table-cell office:value-type="string">
            <text:p>43.a</text:p>
          </table:table-cell>
          <table:table-cell office:value-type="string">
            <text:p>Manifestaciones de gravedad - trastornos adaptativos básico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B-1-a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No presenta manifestaciones de gravedad, ni trastornos adaptativos básicos. 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3-B-1-a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Manifiesta dificultades de cierta gravedad, con trastornos adaptativos básicos asociados a: --- estado de ánimo depresiv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3-B-1-a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Manifiesta dificultades de cierta gravedad, con trastornos adaptativos básicos asociados a: --- ansiedad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3-B-1-a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Manifiesta dificultades de cierta gravedad, con trastornos adaptativos básicos asociados a: --- mixto ansiedad y estado de ánimo depresiv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3-B-1-a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Manifiesta dificultades de cierta gravedad, con trastornos adaptativos básicos asociados a: --- trastornos del comportamient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3-B-1-a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Manifiesta dificultades de cierta gravedad, con trastornos adaptativos básicos asociados a: --- trastornos emocionale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3-B-1-a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Manifiesta dificultades de cierta gravedad, con trastornos adaptativos básicos asociados a: --- alteración mixta de las emociones y el comportamient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3-B-1-a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Manifiesta problemas de gravedad, con trastornos adaptativos básicos asociados a: --- estado de ánimo depresiv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3-B-1-a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Manifiesta problemas de gravedad, con trastornos adaptativos básicos asociados a: --- ansiedad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13-B-1-a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Manifiesta problemas de gravedad, con trastornos adaptativos básicos asociados a: --- mixto ansiedad y estado de ánimo depresivo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3-B-1-a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Manifiesta problemas de gravedad, con trastornos adaptativos básicos asociados a: --- trastornos del comportamient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3-B-1-a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Manifiesta problemas de gravedad, con trastornos adaptativos básicos asociados a: --- trastornos emocionale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13-B-1-a</text:p>
          </table:table-cell>
          <table:table-cell table:style-name="ce7" office:value-type="string">
            <text:p>13</text:p>
          </table:table-cell>
          <table:table-cell table:number-columns-repeated="2"/>
          <table:table-cell office:value-type="string">
            <text:p>Manifiesta problemas de gravedad, con trastornos adaptativos básicos asociados a: --- alteración mixta de las emociones y el comportamiento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13-B-2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Antecedentes de ingresos y tratamiento psiquiátrico en el último año 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13-B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ingresos ni tratamiento psiquiátrico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13-B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Tratamiento psicológico o psiquiátrico sin ingreso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13-B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Algún ingreso psiquiátrico, incluyendo los de urgencia <text:s text:c="169"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13-B-3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Antecedentes de ingresos y tratamiento psiquiátrico a lo largo de su vid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13-B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Ningún ingreso ni tratamiento psiquiátrico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13-B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Tratamiento psicológico o psiquiátrico sin ingreso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13-B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Algún ingreso psiquiátrico, incluyendo los de urgencia <text:s text:c="169"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 text:c="2"/>DIMENSIÓN 13.C <text:s/>DROGODEPENDENCIAS - ADICCIONES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13-C-1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Drogodependencias / Adicciones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-C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No presenta adicciones. Caso de consumir drogas, no le supone deterioro o malestar <text:s text:c="10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-C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abuso de drogas que le genera ciertas dificultades 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3-C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dependencia a drogas <text:s/></text:p>
          </table:table-cell>
          <table:table-cell table:number-columns-repeated="1009"/>
        </table:table-row>
        <table:table-row table:style-name="ro2">
          <table:table-cell office:value-type="string">
            <text:p><text:s/></text:p>
          </table:table-cell>
          <table:table-cell table:number-columns-repeated="2"/>
          <table:table-cell office:value-type="string">
            <text:p>13-C-2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Historia de drogodependencias / adicciones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13-C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No ha tenido problemas relacionados con el consumo de tóxicos u otro tipo de adicción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13-C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Ha tenido problemas relacionados con el consumo. Duración <text:s/>inferior a 3 año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13-C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Ha tenido problemas relacionados con el consumo. Duración superior a 3 años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13-C-3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Historia de tratamientos de deshabituación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13-C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Ha seguido un tratamiento de deshabituación con éxito --- Se mantiene sin problemas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string">
            <text:p>13-C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Ha seguido un tratamiento de deshabituación con éxito --- Ha mantenido la abstinencia más de un año antes de recaer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13-C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Ha seguido tratamientos de deshabituación en alguna ocasión: --- Actualmente está en el primer tratamiento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13-C-3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Ha seguido tratamientos de deshabituación en alguna ocasión: --- Actualmente está en el segundo o posterior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13-C-3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Ha seguido tratamientos de deshabituación en alguna ocasión: --- En el pasado ha seguido uno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13-C-3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Ha seguido tratamientos de deshabituación en alguna ocasión: --- En el pasado ha seguido dos o más.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13-C-3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No ha seguido tratamientos de deshabituación <text:s text:c="99"/>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13-C-3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No procede <text:s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14. <text:s/>INCAPACIDAD LABORAL, DISCAPACIDAD Y DEPENDENCIA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4-1</text:p>
          </table:table-cell>
          <table:table-cell table:style-name="ce7"/>
          <table:table-cell office:value-type="float" office:value="45">
            <text:p>45</text:p>
          </table:table-cell>
          <table:table-cell office:value-type="string">
            <text:p>Situación de discapacidad. 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4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Persona sin discapacidad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4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ersona sin disminución significativa de su capacidad (hasta 32%)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14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dificultades derivadas de la discapacidad (de 33% a 64%) --- Físic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14-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Presenta dificultades derivadas de la discapacidad (de 33% a 64%) --- Sensori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14-1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Presenta dificultades derivadas de la discapacidad (de 33% a 64%) --- Psíquic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14-1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Presenta dificultades derivadas de la discapacidad (de 33% a 64%) --- Intelectual o ment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4-1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Presenta graves problemas derivados de la discapacidad (valorada tanto en el tramo de 65% a 74%, como de 75% a100%) --- Físic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4-1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Presenta graves problemas derivados de la discapacidad (valorada tanto en el tramo de 65% a 74%, como de 75% a100%) --- Sensori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4-1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Presenta graves problemas derivados de la discapacidad (valorada tanto en el tramo de 65% a 74%, como de 75% a100%) --- Psíquic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4-1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Presenta graves problemas derivados de la discapacidad (valorada tanto en el tramo de 65% a 74%, como de 75% a100%) --- Intelectual o mental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4-2</text:p>
          </table:table-cell>
          <table:table-cell table:style-name="ce7"/>
          <table:table-cell office:value-type="float" office:value="46">
            <text:p>46</text:p>
          </table:table-cell>
          <table:table-cell office:value-type="string">
            <text:p>Situación de incapacidad laboral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4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No procede, pues no presenta incapacidad laboral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4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resenta incapacidad temporal (IT) o permanente parcial: --- Incapacidad temporal larga duración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4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esenta incapacidad temporal (IT) o permanente parcial: --- Incapacidad permanente parcial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4-2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Presenta incapacidad permanente: --- Total para la profesión habitual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4-2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Presenta incapacidad permanente: --- Absoluta para todo trabaj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4-2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Presenta incapacidad permanente gran invalidez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4-3</text:p>
          </table:table-cell>
          <table:table-cell table:style-name="ce7"/>
          <table:table-cell office:value-type="float" office:value="47">
            <text:p>47</text:p>
          </table:table-cell>
          <table:table-cell office:value-type="string">
            <text:p>Autonomía – dependencia: necesidad de atención de otras personas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4-3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No requiere ayuda para las actividades diarias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4-3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Requiere de la atención de otras personas para algunas actividades: <text:s/>--- Actividades de autocuidado básicas.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4-3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Requiere de la atención de otras personas para algunas actividades: <text:s/>--- Actividades de la vida diari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4-3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Requiere de la atención de otras personas para algunas actividades: <text:s/>--- Desplazamiento dentro del hogar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4-3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Requiere de la atención de otras personas para algunas actividades: <text:s/>--- Desplazamiento fuera del hogar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4-3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Requiere de la atención de otras personas para algunas actividades: <text:s/>--- Dificultades en la comunicación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4-3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Precisa de la atención permanente de otras personas para algunas actividades: --- Actividades de autocuidado básicas.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4-3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Precisa de la atención permanente de otras personas para algunas actividades: --- Actividades de la vida diari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4-3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Precisa de la atención permanente de otras personas para algunas actividades: --- Desplazamiento dentro del hogar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4-3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Precisa de la atención permanente de otras personas para algunas actividades: --- Desplazamiento fuera del hogar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4-3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Precisa de la atención permanente de otras personas para algunas actividades: --- Dificultades en la comunicación.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14-4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Grado de dependenci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14-4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Dependencia Grado I Dependencia Moderada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14-4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<text:s/>Dependencia Grado II Dependencia Severa <text:s text:c="6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14-4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Dependencia Grado III Gran Dependencia <text:s text:c="8"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SITUACIÓN JURÍDICO ADMINISTRATIVA: Ámbito salud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20</text:p>
          </table:table-cell>
          <table:table-cell/>
          <table:table-cell office:value-type="string">
            <text:p>T.13</text:p>
          </table:table-cell>
          <table:table-cell office:value-type="string">
            <text:p>Asistencia sanitaria de la Seguridad Social.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-20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Cuenta con tarjeta sanitaria y tiene garantizadas todas las prestaciones. 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-20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Solicitud en trámite, con expectativa de resolución positiva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-20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es beneficiaria, solo tiene garantizada la atención en caso de urgencia. <text:s text:c="65"/>--- Por no cumplir los requisitos administrativ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-20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No es beneficiaria, solo tiene garantizada la atención en caso de urgencia. <text:s text:c="65"/>--- Por no solicitar la asistenci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21</text:p>
          </table:table-cell>
          <table:table-cell/>
          <table:table-cell office:value-type="string">
            <text:p>T.14</text:p>
          </table:table-cell>
          <table:table-cell office:value-type="string">
            <text:p>Situación en relación con los derechos de la condición de persona con discapacidad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2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No procede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-2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osee el reconocimiento. Se beneficia de derechos acordes al grado reconocido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-2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ituación provisional <text:s/>--- Reconocimiento en trámite. No se beneficia de derech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-21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Situación provisional <text:s/>--- En trámite de revisión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-21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No posee el reconocimiento, ni se beneficia de los derechos. --- Presenta discapacidad. No se reconoce por no cumplir requisitos administrativ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-21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No posee el reconocimiento, ni se beneficia de los derechos. --- Presenta discapacidad, pero no quiere ser valorad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22</text:p>
          </table:table-cell>
          <table:table-cell/>
          <table:table-cell office:value-type="string">
            <text:p>T.15</text:p>
          </table:table-cell>
          <table:table-cell office:value-type="string">
            <text:p>Situación en relación con los derechos de la dependenci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office:value-type="string">
            <text:p>T-2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No procede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-2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osee el reconocimiento. Se beneficia de derechos acorde al grado reconocido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-2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Situación provisional <text:s/>--- Reconocimiento en trámite. No se beneficia de derech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-22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Situación provisional <text:s/>--- En trámite de revisión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-22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No posee el reconocimiento, ni se beneficia de los derechos. --- Presenta dependencia. No se reconoce por no cumplir requisitos administrativo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-22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No posee el reconocimiento, ni se beneficia de los derechos. --- Presenta dependencia, pero no quiere ser valorado.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AMBITO VITAL: <text:s/>5. SOCIAL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15. ACEPTACIÓN SOCIAL Y CONVIVENCIA COTIDIANA COMUNITARIA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5-1</text:p>
          </table:table-cell>
          <table:table-cell table:style-name="ce7"/>
          <table:table-cell office:value-type="float" office:value="48">
            <text:p>48</text:p>
          </table:table-cell>
          <table:table-cell office:value-type="string">
            <text:p>Convivencia cotidiana comunitaria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5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Persona aceptada en su entorno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5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ificultades por recibir rechazo en su entorno <text:s text:c="70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5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roblemas <text:s/>por recibir rechazo en su entorno <text:s text:c="15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5-2</text:p>
          </table:table-cell>
          <table:table-cell table:style-name="ce7"/>
          <table:table-cell office:value-type="float" office:value="49">
            <text:p>49</text:p>
          </table:table-cell>
          <table:table-cell office:value-type="string">
            <text:p>Aceptación social y estigmatización en la comunidad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5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Aceptación social en el territorio. La persona pertenece a un colectivo o grupo no estigmatizado. 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5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Pertenece a colectivo o grupo estigmatizado. No se identifica a la persona como perteneciente al mismo.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Modelo de comportamiento de amplio rechazo en el territorio: <text:s/>Disfuncionalidad familiar.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Modelo de comportamiento de amplio rechazo en el territorio: <text:s/>Institucionalismo.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Modelo de comportamiento de amplio rechazo en el territorio: <text:s/>Toxicomaní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Modelo de comportamiento de amplio rechazo en el territorio: <text:s/>Otras adicciones.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Modelo de comportamiento de amplio rechazo en el territorio: <text:s/>Prostitución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Modelo de comportamiento de amplio rechazo en el territorio: <text:s/>Delincuencia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Modelo de comportamiento de amplio rechazo en el territorio: <text:s/>Personas privadas de libertad, actualmente o en el pasad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10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Rechazo social a la inmigración, racismo: <text:s/>Diversidad étnic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11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Rechazo social a la inmigración, racismo: <text:s/>Diversidad cultural o religios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12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Rechazo social a la inmigración, racismo: <text:s/>Inmigración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13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Rechazo social: discriminación por razón de edad y género: <text:s/>Discriminación por razones de edad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14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Rechazo social: discriminación por razón de edad y género: <text:s/>Discriminación por géner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15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Rechazo social: discriminación por razón de edad y género: <text:s/>Discriminación por opción u orientación sexual: transexualidad, transgenerismo y travestism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16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Rechazo social a modos de vida de convivencia, de relación, a estados de salud: <text:s/>Enfermedad con estigma: SIDA, enfermedad mental…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17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Rechazo social a modos de vida de convivencia, de relación, a estados de salud: <text:s/>Discapacidad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18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Rechazo social a modos de vida de convivencia, de relación, a estados de salud: <text:s/>Transeúntes, mendicidad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19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Rechazo social a modos de vida de convivencia, de relación, a estados de salud: <text:s/>Opción u orientación sexual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5-2</text:p>
          </table:table-cell>
          <table:table-cell table:style-name="ce7" office:value-type="string">
            <text:p>20</text:p>
          </table:table-cell>
          <table:table-cell table:number-columns-repeated="2"/>
          <table:table-cell office:value-type="string">
            <text:p>Pertenece a colectivo o grupo estigmatizado. Se le identifica como perteneciente al mismo. Supuestos: --- Rechazo social a modos de vida de convivencia, de relación, a estados de salud: <text:s/>Modelos de vida alternativos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16. ADAPTACIÓN AL MEDIO SOCIAL Y NORMATIVO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6-1</text:p>
          </table:table-cell>
          <table:table-cell table:style-name="ce7"/>
          <table:table-cell office:value-type="float" office:value="50">
            <text:p>50</text:p>
          </table:table-cell>
          <table:table-cell office:value-type="string">
            <text:p>Situación actual de adaptación de las conductas al medio social y normativ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6-1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Adaptación social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16-1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Conductas sociales problemáticas o desadaptadas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6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Delincuencia, comisión de faltas y/o delitos <text:s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16-2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Historia de las relaciones con el medio social y normativ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16-2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Adaptación social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16-2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Conductas sociales problemáticas o desadaptadas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16-2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Delincuencia, comisión de faltas y/o delitos <text:s/>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DIMENSIÓN 17. DISPONIBILIDAD DE RELACIONES SOCIALES Y EJERCICIO DE LA PARTICIPACIÓN SOCIAL.</text:p>
          </table:table-cell>
          <table:table-cell/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 office:value-type="string">
            <text:p>17-1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Actividades vinculadas al desarrollo de las relaciones sociales y vida social en el último añ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17-1</text:p>
          </table:table-cell>
          <table:table-cell table:style-name="ce7" office:value-type="string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ealiza actividades que desarrollan su vida social. 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17-1</text:p>
          </table:table-cell>
          <table:table-cell table:style-name="ce7" office:value-type="string">
            <text:p>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ealiza escasas actividades que desarrollen su vida social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table:style-name="ce7" office:value-type="string">
            <text:p>17-1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No desarrolla actividades que desarrollen su vida social <text:s/></text:p>
          </table:table-cell>
          <table:table-cell table:number-columns-repeated="1009"/>
        </table:table-row>
        <table:table-row table:style-name="ro2">
          <table:table-cell/>
          <table:table-cell table:style-name="ce2"/>
          <table:table-cell table:style-name="ce4"/>
          <table:table-cell table:style-name="ce8" office:value-type="string">
            <text:p>17-1-A</text:p>
          </table:table-cell>
          <table:table-cell table:style-name="ce8"/>
          <table:table-cell table:style-name="ce11"/>
          <table:table-cell table:style-name="ce9" office:value-type="string">
            <text:p>SUPUESTOS DE ACTIVIDADES 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1-A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/>
          <table:table-cell office:value-type="string">
            <text:p>Salir a la calle a pasear, de compras, a jugar a cartas, a ver encuentros deportivos televisados…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1-A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/>
          <table:table-cell office:value-type="string">
            <text:p>Ir de copas, a comer, a cenar, de poteo…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1-A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Reuniones y comidas en casa, con amigos.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1-A</text:p>
          </table:table-cell>
          <table:table-cell table:style-name="ce7" office:value-type="string">
            <text:p>4</text:p>
          </table:table-cell>
          <table:table-cell table:style-name="ce11"/>
          <table:table-cell table:style-name="ce9"/>
          <table:table-cell office:value-type="string">
            <text:p>Practicar deportes 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1-A</text:p>
          </table:table-cell>
          <table:table-cell table:style-name="ce7" office:value-type="string">
            <text:p>5</text:p>
          </table:table-cell>
          <table:table-cell table:style-name="ce11"/>
          <table:table-cell table:style-name="ce9"/>
          <table:table-cell office:value-type="string">
            <text:p>Asistencia a espectáculos deportivo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1-A</text:p>
          </table:table-cell>
          <table:table-cell table:style-name="ce7" office:value-type="string">
            <text:p>6</text:p>
          </table:table-cell>
          <table:table-cell table:style-name="ce11"/>
          <table:table-cell table:style-name="ce9"/>
          <table:table-cell office:value-type="string">
            <text:p>Asistencia a espectáculos culturale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1-A</text:p>
          </table:table-cell>
          <table:table-cell table:style-name="ce7" office:value-type="string">
            <text:p>7</text:p>
          </table:table-cell>
          <table:table-cell table:style-name="ce11"/>
          <table:table-cell table:style-name="ce9"/>
          <table:table-cell office:value-type="string">
            <text:p>Viajes, excursiones…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1-A</text:p>
          </table:table-cell>
          <table:table-cell table:style-name="ce7" office:value-type="string">
            <text:p>8</text:p>
          </table:table-cell>
          <table:table-cell table:style-name="ce11"/>
          <table:table-cell table:style-name="ce9"/>
          <table:table-cell office:value-type="string">
            <text:p>Asistencia a cultos religioso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1-A</text:p>
          </table:table-cell>
          <table:table-cell table:style-name="ce7" office:value-type="string">
            <text:p>9</text:p>
          </table:table-cell>
          <table:table-cell table:style-name="ce11"/>
          <table:table-cell table:style-name="ce9"/>
          <table:table-cell office:value-type="string">
            <text:p>Actos de carácter social 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1-A</text:p>
          </table:table-cell>
          <table:table-cell table:style-name="ce7" office:value-type="string">
            <text:p>10</text:p>
          </table:table-cell>
          <table:table-cell table:style-name="ce11"/>
          <table:table-cell table:style-name="ce9"/>
          <table:table-cell office:value-type="string">
            <text:p>Actos organizados por centros educativos de hijos menores.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1-A</text:p>
          </table:table-cell>
          <table:table-cell table:style-name="ce7" office:value-type="string">
            <text:p>11</text:p>
          </table:table-cell>
          <table:table-cell table:style-name="ce11"/>
          <table:table-cell table:style-name="ce9"/>
          <table:table-cell office:value-type="string">
            <text:p>Actos exclusivamente profesionales 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1-A</text:p>
          </table:table-cell>
          <table:table-cell table:style-name="ce7" office:value-type="string">
            <text:p>12</text:p>
          </table:table-cell>
          <table:table-cell table:style-name="ce11"/>
          <table:table-cell table:style-name="ce9"/>
          <table:table-cell office:value-type="string">
            <text:p>Actividades políticas y sindicales 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1-A</text:p>
          </table:table-cell>
          <table:table-cell table:style-name="ce7" office:value-type="string">
            <text:p>13</text:p>
          </table:table-cell>
          <table:table-cell table:style-name="ce11"/>
          <table:table-cell table:style-name="ce9"/>
          <table:table-cell office:value-type="string">
            <text:p>Comunicarse a través de Internet (chatear, wap, twiter, Facebook)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/>
          <table:table-cell table:style-name="ce4"/>
          <table:table-cell table:style-name="ce8" office:value-type="string">
            <text:p>17-2</text:p>
          </table:table-cell>
          <table:table-cell table:style-name="ce8"/>
          <table:table-cell table:style-name="ce11" office:value-type="float" office:value="-0">
            <text:p>0</text:p>
          </table:table-cell>
          <table:table-cell table:style-name="ce9" office:value-type="string">
            <text:p>Actividades vinculadas al desarrollo de las relaciones sociales y vida social en los últimos 3 años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style-name="ce4"/>
          <table:table-cell table:style-name="ce8" office:value-type="string">
            <text:p>17-2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 office:value-type="float" office:value="0">
            <text:p>0</text:p>
          </table:table-cell>
          <table:table-cell office:value-type="string">
            <text:p>Ha realizado actividades de forma regular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4"/>
          <table:table-cell table:style-name="ce8" office:value-type="string">
            <text:p>17-2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 office:value-type="float" office:value="0">
            <text:p>0</text:p>
          </table:table-cell>
          <table:table-cell office:value-type="string">
            <text:p>Ha desarrollado escasas actividades <text:s text:c="4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4"/>
          <table:table-cell table:style-name="ce8" office:value-type="string">
            <text:p>17-2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No ha realizado actividades que desarrollen su vida social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/>
          <table:table-cell table:style-name="ce4"/>
          <table:table-cell table:style-name="ce8" office:value-type="string">
            <text:p>17-2-A</text:p>
          </table:table-cell>
          <table:table-cell table:style-name="ce8"/>
          <table:table-cell table:style-name="ce11"/>
          <table:table-cell table:style-name="ce9" office:value-type="string">
            <text:p>SUPUESTOS DE ACTIVIDADES 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2-A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/>
          <table:table-cell office:value-type="string">
            <text:p>Salir a la calle a pasear, de compras, a jugar a cartas, a ver encuentros deportivos televisados…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2-A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/>
          <table:table-cell office:value-type="string">
            <text:p>Ir de copas, a comer, a cenar, de poteo…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2-A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Reuniones y comidas en casa, con amigos.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2-A</text:p>
          </table:table-cell>
          <table:table-cell table:style-name="ce7" office:value-type="string">
            <text:p>4</text:p>
          </table:table-cell>
          <table:table-cell table:style-name="ce11"/>
          <table:table-cell table:style-name="ce9"/>
          <table:table-cell office:value-type="string">
            <text:p>Practicar deportes 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2-A</text:p>
          </table:table-cell>
          <table:table-cell table:style-name="ce7" office:value-type="string">
            <text:p>5</text:p>
          </table:table-cell>
          <table:table-cell table:style-name="ce11"/>
          <table:table-cell table:style-name="ce9"/>
          <table:table-cell office:value-type="string">
            <text:p>Asistencia a espectáculos deportivo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2-A</text:p>
          </table:table-cell>
          <table:table-cell table:style-name="ce7" office:value-type="string">
            <text:p>6</text:p>
          </table:table-cell>
          <table:table-cell table:style-name="ce11"/>
          <table:table-cell table:style-name="ce9"/>
          <table:table-cell office:value-type="string">
            <text:p>Asistencia a espectáculos culturale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2-A</text:p>
          </table:table-cell>
          <table:table-cell table:style-name="ce7" office:value-type="string">
            <text:p>7</text:p>
          </table:table-cell>
          <table:table-cell table:style-name="ce11"/>
          <table:table-cell table:style-name="ce9"/>
          <table:table-cell office:value-type="string">
            <text:p>Viajes, excursiones…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2-A</text:p>
          </table:table-cell>
          <table:table-cell table:style-name="ce7" office:value-type="string">
            <text:p>8</text:p>
          </table:table-cell>
          <table:table-cell table:style-name="ce11"/>
          <table:table-cell table:style-name="ce9"/>
          <table:table-cell office:value-type="string">
            <text:p>Asistencia a cultos religioso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2-A</text:p>
          </table:table-cell>
          <table:table-cell table:style-name="ce7" office:value-type="string">
            <text:p>9</text:p>
          </table:table-cell>
          <table:table-cell table:style-name="ce11"/>
          <table:table-cell table:style-name="ce9"/>
          <table:table-cell office:value-type="string">
            <text:p>Actos de carácter social 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2-A</text:p>
          </table:table-cell>
          <table:table-cell table:style-name="ce7" office:value-type="string">
            <text:p>10</text:p>
          </table:table-cell>
          <table:table-cell table:style-name="ce11"/>
          <table:table-cell table:style-name="ce9"/>
          <table:table-cell office:value-type="string">
            <text:p>Actos organizados por centros educativos de hijos menores.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2-A</text:p>
          </table:table-cell>
          <table:table-cell table:style-name="ce7" office:value-type="string">
            <text:p>11</text:p>
          </table:table-cell>
          <table:table-cell table:style-name="ce11"/>
          <table:table-cell table:style-name="ce9"/>
          <table:table-cell office:value-type="string">
            <text:p>Actos exclusivamente profesionales 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2-A</text:p>
          </table:table-cell>
          <table:table-cell table:style-name="ce7" office:value-type="string">
            <text:p>12</text:p>
          </table:table-cell>
          <table:table-cell table:style-name="ce11"/>
          <table:table-cell table:style-name="ce9"/>
          <table:table-cell office:value-type="string">
            <text:p>Actividades políticas y sindicales 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2-A</text:p>
          </table:table-cell>
          <table:table-cell table:style-name="ce7" office:value-type="string">
            <text:p>13</text:p>
          </table:table-cell>
          <table:table-cell table:style-name="ce11"/>
          <table:table-cell table:style-name="ce9"/>
          <table:table-cell office:value-type="string">
            <text:p>Comunicarse a través de Internet (chatear, wap, twiter, Facebook)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/>
          <table:table-cell table:style-name="ce4"/>
          <table:table-cell table:style-name="ce8" office:value-type="string">
            <text:p>17-3</text:p>
          </table:table-cell>
          <table:table-cell table:style-name="ce8"/>
          <table:table-cell table:style-name="ce11" office:value-type="float" office:value="-0">
            <text:p>0</text:p>
          </table:table-cell>
          <table:table-cell table:style-name="ce9" office:value-type="string">
            <text:p>Participación, en el último año, en actividades de desarrollo de las relaciones y la vida social en redes formales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style-name="ce4"/>
          <table:table-cell table:style-name="ce8" office:value-type="string">
            <text:p>17-3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 office:value-type="float" office:value="0">
            <text:p>0</text:p>
          </table:table-cell>
          <table:table-cell office:value-type="string">
            <text:p>Ha realizado actividades en redes formale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4"/>
          <table:table-cell table:style-name="ce8" office:value-type="string">
            <text:p>17-3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 office:value-type="float" office:value="0">
            <text:p>0</text:p>
          </table:table-cell>
          <table:table-cell office:value-type="string">
            <text:p>Ha desarrollado escasas actividades <text:s text:c="4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4"/>
          <table:table-cell table:style-name="ce8" office:value-type="string">
            <text:p>17-3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No ha realizado actividades mediante participación en redes formale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/>
          <table:table-cell table:style-name="ce4"/>
          <table:table-cell table:style-name="ce8" office:value-type="string">
            <text:p>17-3-A</text:p>
          </table:table-cell>
          <table:table-cell table:style-name="ce8"/>
          <table:table-cell table:style-name="ce11"/>
          <table:table-cell table:style-name="ce9" office:value-type="string">
            <text:p>SUPUESTOS DE ACTIVIDADES EN REDES FORMALES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3-A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/>
          <table:table-cell office:value-type="string">
            <text:p>Grupos de autoayuda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3-A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/>
          <table:table-cell office:value-type="string">
            <text:p>Curso de formación ocupacional, talleres ocupacionale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3-A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Actividades de ocio y tiempo libre, esparcimiento, culturales, organizadas por entidades públicas y privada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3-A</text:p>
          </table:table-cell>
          <table:table-cell table:style-name="ce7" office:value-type="string">
            <text:p>4</text:p>
          </table:table-cell>
          <table:table-cell table:style-name="ce11"/>
          <table:table-cell table:style-name="ce9"/>
          <table:table-cell office:value-type="string">
            <text:p>Actividades de prevención para la salud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3-A</text:p>
          </table:table-cell>
          <table:table-cell table:style-name="ce7" office:value-type="string">
            <text:p>5</text:p>
          </table:table-cell>
          <table:table-cell table:style-name="ce11"/>
          <table:table-cell table:style-name="ce9"/>
          <table:table-cell office:value-type="string">
            <text:p>Actividades de relación entre convivientes en los servicios residenciale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3-A</text:p>
          </table:table-cell>
          <table:table-cell table:style-name="ce7" office:value-type="string">
            <text:p>6</text:p>
          </table:table-cell>
          <table:table-cell table:style-name="ce11"/>
          <table:table-cell table:style-name="ce9"/>
          <table:table-cell office:value-type="string">
            <text:p>Actividades de relación con la comunidad en los servicios residenciale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3-A</text:p>
          </table:table-cell>
          <table:table-cell table:style-name="ce7" office:value-type="string">
            <text:p>7</text:p>
          </table:table-cell>
          <table:table-cell table:style-name="ce11"/>
          <table:table-cell table:style-name="ce9"/>
          <table:table-cell office:value-type="string">
            <text:p>Actividades de esparcimiento <text:s/>en los servicios residenciale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/>
          <table:table-cell table:style-name="ce4"/>
          <table:table-cell table:style-name="ce8" office:value-type="string">
            <text:p>17-4</text:p>
          </table:table-cell>
          <table:table-cell table:style-name="ce8"/>
          <table:table-cell table:style-name="ce11" office:value-type="float" office:value="-0">
            <text:p>0</text:p>
          </table:table-cell>
          <table:table-cell table:style-name="ce9" office:value-type="string">
            <text:p>Provisión de apoyo social a otras personas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style-name="ce4"/>
          <table:table-cell table:style-name="ce8" office:value-type="string">
            <text:p>17-4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/>
          <table:table-cell office:value-type="string">
            <text:p>Desarrollan de forma regular actuaciones de apoyo social a otras persona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4"/>
          <table:table-cell table:style-name="ce8" office:value-type="string">
            <text:p>17-4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/>
          <table:table-cell office:value-type="string">
            <text:p>Las desarrollan de forma esporádica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4"/>
          <table:table-cell table:style-name="ce8" office:value-type="string">
            <text:p>17-4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No las desarrollan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/>
          <table:table-cell table:style-name="ce4"/>
          <table:table-cell table:style-name="ce8" office:value-type="string">
            <text:p>17-5</text:p>
          </table:table-cell>
          <table:table-cell table:style-name="ce8"/>
          <table:table-cell table:style-name="ce11" office:value-type="float" office:value="-0">
            <text:p>0</text:p>
          </table:table-cell>
          <table:table-cell table:style-name="ce9" office:value-type="string">
            <text:p>Participación y relaciones sociales en redes sociales informales.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style-name="ce4"/>
          <table:table-cell table:style-name="ce8" office:value-type="string">
            <text:p>17-5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 office:value-type="float" office:value="0">
            <text:p>0</text:p>
          </table:table-cell>
          <table:table-cell office:value-type="string">
            <text:p>Forma parte de varias redes informale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4"/>
          <table:table-cell table:style-name="ce8" office:value-type="string">
            <text:p>17-5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 office:value-type="float" office:value="0">
            <text:p>0</text:p>
          </table:table-cell>
          <table:table-cell office:value-type="string">
            <text:p>Forma parte de escasas redes informale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4"/>
          <table:table-cell table:style-name="ce8" office:value-type="string">
            <text:p>17-5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No forma parte de redes informales. Desarrolla actividades en solitario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/>
          <table:table-cell table:style-name="ce4"/>
          <table:table-cell table:style-name="ce8" office:value-type="string">
            <text:p>17-5-A</text:p>
          </table:table-cell>
          <table:table-cell table:style-name="ce8"/>
          <table:table-cell table:style-name="ce11"/>
          <table:table-cell table:style-name="ce9" office:value-type="string">
            <text:p>PERSONAS QUE COMPARTEN LAS REDES INFORMALES</text:p>
          </table:table-cell>
          <table:table-cell office:value-type="string">
            <text:p><text:s text:c="2"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5-A</text:p>
          </table:table-cell>
          <table:table-cell table:style-name="ce7" office:value-type="string">
            <text:p>1</text:p>
          </table:table-cell>
          <table:table-cell table:style-name="ce11"/>
          <table:table-cell table:style-name="ce9"/>
          <table:table-cell office:value-type="string">
            <text:p>Amigos personale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5-A</text:p>
          </table:table-cell>
          <table:table-cell table:style-name="ce7" office:value-type="string">
            <text:p>2</text:p>
          </table:table-cell>
          <table:table-cell table:style-name="ce11"/>
          <table:table-cell table:style-name="ce9"/>
          <table:table-cell office:value-type="string">
            <text:p>Amigos de la familia.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5-A</text:p>
          </table:table-cell>
          <table:table-cell table:style-name="ce7" office:value-type="string">
            <text:p>3</text:p>
          </table:table-cell>
          <table:table-cell table:style-name="ce11"/>
          <table:table-cell table:style-name="ce9"/>
          <table:table-cell office:value-type="string">
            <text:p>Conocidos.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5-A</text:p>
          </table:table-cell>
          <table:table-cell table:style-name="ce7" office:value-type="string">
            <text:p>4</text:p>
          </table:table-cell>
          <table:table-cell table:style-name="ce11"/>
          <table:table-cell table:style-name="ce9"/>
          <table:table-cell office:value-type="string">
            <text:p>Con la cuadrilla.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5-A</text:p>
          </table:table-cell>
          <table:table-cell table:style-name="ce7" office:value-type="string">
            <text:p>5</text:p>
          </table:table-cell>
          <table:table-cell table:style-name="ce11"/>
          <table:table-cell table:style-name="ce9"/>
          <table:table-cell office:value-type="string">
            <text:p>Compañeros de trabajo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5-A</text:p>
          </table:table-cell>
          <table:table-cell table:style-name="ce7" office:value-type="string">
            <text:p>6</text:p>
          </table:table-cell>
          <table:table-cell table:style-name="ce11"/>
          <table:table-cell table:style-name="ce9"/>
          <table:table-cell office:value-type="string">
            <text:p>Compañeros de estudio.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5-A</text:p>
          </table:table-cell>
          <table:table-cell table:style-name="ce7" office:value-type="string">
            <text:p>7</text:p>
          </table:table-cell>
          <table:table-cell table:style-name="ce11"/>
          <table:table-cell table:style-name="ce9"/>
          <table:table-cell office:value-type="string">
            <text:p>Vecino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5-A</text:p>
          </table:table-cell>
          <table:table-cell table:style-name="ce7" office:value-type="string">
            <text:p>8</text:p>
          </table:table-cell>
          <table:table-cell table:style-name="ce11"/>
          <table:table-cell table:style-name="ce9"/>
          <table:table-cell office:value-type="string">
            <text:p>Relaciones derivadas de actividades lúdicas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5-A</text:p>
          </table:table-cell>
          <table:table-cell table:style-name="ce7" office:value-type="string">
            <text:p>9</text:p>
          </table:table-cell>
          <table:table-cell table:style-name="ce11"/>
          <table:table-cell table:style-name="ce9"/>
          <table:table-cell office:value-type="string">
            <text:p>Relaciones derivadas de relaciones a través de Internet <text:s/></text:p>
          </table:table-cell>
          <table:table-cell table:style-name="ce9" table:number-columns-repeated="1009"/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4"/>
          <table:table-cell table:style-name="ce8" office:value-type="string">
            <text:p>17-5-A</text:p>
          </table:table-cell>
          <table:table-cell table:style-name="ce7" office:value-type="string">
            <text:p>10</text:p>
          </table:table-cell>
          <table:table-cell table:style-name="ce11"/>
          <table:table-cell table:style-name="ce9"/>
          <table:table-cell office:value-type="string">
            <text:p>Relaciones derivadas de otros grupos: religiosos, voluntariado, etc <text:s/></text:p>
          </table:table-cell>
          <table:table-cell table:style-name="ce9" table:number-columns-repeated="1009"/>
        </table:table-row>
        <table:table-row table:style-name="ro2">
          <table:table-cell table:number-columns-repeated="3"/>
          <table:table-cell table:style-name="ce7" office:value-type="string">
            <text:p>17-6</text:p>
          </table:table-cell>
          <table:table-cell table:style-name="ce7"/>
          <table:table-cell office:value-type="float" office:value="-0">
            <text:p>0</text:p>
          </table:table-cell>
          <table:table-cell office:value-type="string">
            <text:p>Arraigo comunitario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style-name="ce7" office:value-type="string">
            <text:p>17-6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Arraigo, lazos permanentes con la comunidad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style-name="ce7" office:value-type="string">
            <text:p>17-6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Escaso arraigo <text:s/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string">
            <text:p>17-6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Desarraigo, sin lazos permanentes con la comunidad --- Por inmigración 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string">
            <text:p>17-6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Desarraigo, sin lazos permanentes con la comunidad --- Por retornar como emigrante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style-name="ce7" office:value-type="string">
            <text:p>17-6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Desarraigo, sin lazos permanentes con la comunidad --- Por haber estado internada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7-6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Desarraigo, sin lazos permanentes con la comunidad --- Por falta de autonomía orgánico funcional 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7-6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Desarraigo, sin lazos permanentes con la comunidad --- Por fobias sociales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17-6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Desarraigo, sin lazos permanentes con la comunidad --- Otras situaciones 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/>
          <table:table-cell table:style-name="ce7" office:value-type="string">
            <text:p>17-7</text:p>
          </table:table-cell>
          <table:table-cell table:style-name="ce7"/>
          <table:table-cell office:value-type="float" office:value="51">
            <text:p>51</text:p>
          </table:table-cell>
          <table:table-cell office:value-type="string">
            <text:p>Estado de satisfacción de la necesidad de relaciones y vida social</text:p>
          </table:table-cell>
          <table:table-cell office:value-type="string">
            <text:p><text:s text:c="2"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17-7</text:p>
          </table:table-cell>
          <table:table-cell table:style-name="ce7" office:value-type="string">
            <text:p>1</text:p>
          </table:table-cell>
          <table:table-cell table:number-columns-repeated="2"/>
          <table:table-cell office:value-type="string">
            <text:p>Sin aislamiento social <text:s/>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17-7</text:p>
          </table:table-cell>
          <table:table-cell table:style-name="ce7" office:value-type="string">
            <text:p>2</text:p>
          </table:table-cell>
          <table:table-cell table:number-columns-repeated="2"/>
          <table:table-cell office:value-type="string">
            <text:p>Debilitamiento de las redes sociales --- Adscritas a relaciones del pasad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17-7</text:p>
          </table:table-cell>
          <table:table-cell table:style-name="ce7" office:value-type="string">
            <text:p>3</text:p>
          </table:table-cell>
          <table:table-cell table:number-columns-repeated="2"/>
          <table:table-cell office:value-type="string">
            <text:p>Debilitamiento de las redes sociales --- Dificultades de movilidad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17-7</text:p>
          </table:table-cell>
          <table:table-cell table:style-name="ce7" office:value-type="string">
            <text:p>4</text:p>
          </table:table-cell>
          <table:table-cell table:number-columns-repeated="2"/>
          <table:table-cell office:value-type="string">
            <text:p>Debilitamiento de las redes sociales --- Dificultades de comunicación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17-7</text:p>
          </table:table-cell>
          <table:table-cell table:style-name="ce7" office:value-type="string">
            <text:p>5</text:p>
          </table:table-cell>
          <table:table-cell table:number-columns-repeated="2"/>
          <table:table-cell office:value-type="string">
            <text:p>Debilitamiento de las redes sociales --- Reducida disponibilidad de tiempo para el cultivo de redes sociales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17-7</text:p>
          </table:table-cell>
          <table:table-cell table:style-name="ce7" office:value-type="string">
            <text:p>6</text:p>
          </table:table-cell>
          <table:table-cell table:number-columns-repeated="2"/>
          <table:table-cell office:value-type="string">
            <text:p>Debilitamiento de las redes sociales --- Relaciones exclusivamente con familiares, sin aislamiento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17-7</text:p>
          </table:table-cell>
          <table:table-cell table:style-name="ce7" office:value-type="string">
            <text:p>7</text:p>
          </table:table-cell>
          <table:table-cell table:number-columns-repeated="2"/>
          <table:table-cell office:value-type="string">
            <text:p>Debilitamiento de las redes sociales --- Relaciones exclusivamente con familiares por sufrir violencia doméstic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17-7</text:p>
          </table:table-cell>
          <table:table-cell table:style-name="ce7" office:value-type="string">
            <text:p>8</text:p>
          </table:table-cell>
          <table:table-cell table:number-columns-repeated="2"/>
          <table:table-cell office:value-type="string">
            <text:p>Debilitamiento de las redes sociales --- Solo se relaciona con grupos de referencia homogéneos y de baja integración comunitari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17-7</text:p>
          </table:table-cell>
          <table:table-cell table:style-name="ce7" office:value-type="string">
            <text:p>9</text:p>
          </table:table-cell>
          <table:table-cell table:number-columns-repeated="2"/>
          <table:table-cell office:value-type="string">
            <text:p>Debilitamiento de las redes sociales --- Solo se relaciona con grupos marginales o de carácter sectario de escasa o nula integración comunitaria.</text:p>
          </table:table-cell>
          <table:table-cell table:number-columns-repeated="1009"/>
        </table:table-row>
        <table:table-row table:style-name="ro2">
          <table:table-cell office:value-type="string">
            <text:p>v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17-7</text:p>
          </table:table-cell>
          <table:table-cell table:style-name="ce7" office:value-type="string">
            <text:p>10</text:p>
          </table:table-cell>
          <table:table-cell table:number-columns-repeated="1012"/>
        </table:table-row>
        <table:table-row table:style-name="ro2" table:number-rows-repeated="1047264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Hoja2" table:style-name="ta1">
        <table:table-column table:style-name="co11" table:default-cell-style-name="Default"/>
        <table:table-row table:style-name="ro5">
          <table:table-cell/>
        </table:table-row>
      </table:table>
      <table:table table:name="Hoja3" table:style-name="ta1">
        <table:table-column table:style-name="co1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í</number:text>
    </number:number-style>
    <number:number-style style:name="N138P1" style:volatile="true">
      <number:text>Sí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ro</number:text>
    </number:number-style>
    <number:number-style style:name="N140P1" style:volatile="true">
      <number:text>Verdade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ctivado</number:text>
    </number:number-style>
    <number:number-style style:name="N142P1" style:volatile="true">
      <number:text>Activado</number:text>
    </number:number-style>
    <number:number-style style:name="N142">
      <number:text>Desactivado</number:text>
      <style:map style:condition="value()&gt;0" style:apply-style-name="N142P0"/>
      <style:map style:condition="value()&lt;0" style:apply-style-name="N142P1"/>
    </number:number-style>
    <number:number-style style:name="N143">
      <number:number number:decimal-places="1" number:min-integer-digits="1"/>
    </number:number-style>
    <number:date-style style:name="N144">
      <number:day/>
      <number:text>-</number:text>
      <number:month/>
      <number:text>-</number:text>
      <number:year number:style="long"/>
    </number:date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date-style style:name="N5105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0:44:00</meta:creation-date>
    <dc:date>2014-09-25T13:15:50</dc:date>
    <meta:editing-duration>PT1H41M55S</meta:editing-duration>
    <meta:editing-cycles>13</meta:editing-cycles>
    <meta:generator>LibreOffice/3.5$Linux_X86_64 LibreOffice_project/350m1$Build-2</meta:generator>
    <meta:document-statistic meta:table-count="3" meta:cell-count="6128" meta:object-count="0"/>
  </office:meta>
</office:document-meta>
</file>